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047in"/>
    </style:style>
    <style:style style:name="co3" style:family="table-column">
      <style:table-column-properties fo:break-before="auto" style:column-width="2.15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9" style:family="table-row">
      <style:table-row-properties style:row-height="1.4193in" fo:break-before="auto" style:use-optimal-row-height="true"/>
    </style:style>
    <style:style style:name="ro10" style:family="table-row">
      <style:table-row-properties style:row-height="1.5752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1.8862in" fo:break-before="auto" style:use-optimal-row-height="true"/>
    </style:style>
    <style:style style:name="ro13" style:family="table-row">
      <style:table-row-properties style:row-height="2.1972in" fo:break-before="auto" style:use-optimal-row-height="true"/>
    </style:style>
    <style:style style:name="ro14" style:family="table-row">
      <style:table-row-properties style:row-height="2.0417in" fo:break-before="auto" style:use-optimal-row-height="true"/>
    </style:style>
    <style:style style:name="ro15" style:family="table-row">
      <style:table-row-properties style:row-height="2.5075in" fo:break-before="auto" style:use-optimal-row-height="true"/>
    </style:style>
    <style:style style:name="ro16" style:family="table-row">
      <style:table-row-properties style:row-height="2.6634in" fo:break-before="auto" style:use-optimal-row-height="true"/>
    </style:style>
    <style:style style:name="ro17" style:family="table-row">
      <style:table-row-properties style:row-height="2.8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3"/>
        <table:table-column table:style-name="co3" table:default-cell-style-name="ce1"/>
        <table:table-column table:style-name="co1" table:default-cell-style-name="ce3"/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kalpakas.g@gmail.com</text:p>
          </table:table-cell>
          <table:table-cell table:style-name="Default" table:formula="of:=[.B1]" office:value-type="string" office:string-value="kalpakas.g@gmail.com" calcext:value-type="string">
            <text:p>kalpakas.g@gmail.com</text:p>
          </table:table-cell>
          <table:table-cell office:value-type="string" calcext:value-type="string">
            <text:p>peter.s.mertz@gmail.com</text:p>
          </table:table-cell>
          <table:table-cell table:style-name="Default" table:formula="of:=[.D1]" office:value-type="string" office:string-value="peter.s.mertz@gmail.com" calcext:value-type="string">
            <text:p>peter.s.mertz@gmail.com</text:p>
          </table:table-cell>
        </table:table-row>
        <table:table-row table:style-name="ro2">
          <table:table-cell/>
          <table:table-cell office:value-type="string" calcext:value-type="string">
            <text:p>mjstaffa@gmail.com</text:p>
          </table:table-cell>
          <table:table-cell table:style-name="ce2" table:formula="of:=[.C35]&amp;&quot;,&quot;&amp;[.B36]" office:value-type="string" office:string-value="kris.selden@gmail.com,thoov7@gmail.com" calcext:value-type="string">
            <text:p>kris.selden@gmail.com,thoov7@gmail.com</text:p>
          </table:table-cell>
          <table:table-cell office:value-type="string" calcext:value-type="string">
            <text:p>fcostarodrigo@yahoo.com</text:p>
          </table:table-cell>
          <table:table-cell table:formula="of:=[.E1]&amp;&quot;,&quot;&amp;[.D2]" office:value-type="string" office:string-value="peter.s.mertz@gmail.com,fcostarodrigo@yahoo.com" calcext:value-type="string">
            <text:p>peter.s.mertz@gmail.com,fcostarodrigo@yahoo.com</text:p>
          </table:table-cell>
        </table:table-row>
        <table:table-row table:style-name="ro3">
          <table:table-cell/>
          <table:table-cell office:value-type="string" calcext:value-type="string">
            <text:p>pete@bacondarwin.com</text:p>
          </table:table-cell>
          <table:table-cell table:style-name="ce1" table:formula="of:=[.C2]&amp;&quot;,&quot;&amp;[.B3]" office:value-type="string" office:string-value="kris.selden@gmail.com,thoov7@gmail.com,pete@bacondarwin.com" calcext:value-type="string">
            <text:p>kris.selden@gmail.com,thoov7@gmail.com,pete@bacondarwin.com</text:p>
          </table:table-cell>
          <table:table-cell office:value-type="string" calcext:value-type="string">
            <text:p><text:a xlink:href="mailto:richard@kaufhold.me" xlink:type="simple">richard@kaufhold.me</text:a></text:p>
          </table:table-cell>
          <table:table-cell table:formula="of:=[.E2]&amp;&quot;,&quot;&amp;[.D3]" office:value-type="string" office:string-value="peter.s.mertz@gmail.com,fcostarodrigo@yahoo.com,richard@kaufhold.me" calcext:value-type="string">
            <text:p>peter.s.mertz@gmail.com,fcostarodrigo@yahoo.com,richard@kaufhold.me</text:p>
          </table:table-cell>
        </table:table-row>
        <table:table-row table:style-name="ro4">
          <table:table-cell/>
          <table:table-cell office:value-type="string" calcext:value-type="string">
            <text:p>m.goleb@gmail.com</text:p>
          </table:table-cell>
          <table:table-cell table:style-name="ce1" table:formula="of:=[.C3]&amp;&quot;,&quot;&amp;[.B4]" office:value-type="string" office:string-value="kris.selden@gmail.com,thoov7@gmail.com,pete@bacondarwin.com,m.goleb@gmail.com" calcext:value-type="string">
            <text:p>kris.selden@gmail.com,thoov7@gmail.com,pete@bacondarwin.com,m.goleb@gmail.com</text:p>
          </table:table-cell>
          <table:table-cell office:value-type="string" calcext:value-type="string">
            <text:p><text:a xlink:href="mailto:xfg@users.noreply.github.com" xlink:type="simple">xfg@users.noreply.github.com</text:a></text:p>
          </table:table-cell>
          <table:table-cell table:formula="of:=[.E3]&amp;&quot;,&quot;&amp;[.D4]" office:value-type="string" office:string-value="peter.s.mertz@gmail.com,fcostarodrigo@yahoo.com,richard@kaufhold.me,xfg@users.noreply.github.com" calcext:value-type="string">
            <text:p>peter.s.mertz@gmail.com,fcostarodrigo@yahoo.com,richard@kaufhold.me,xfg@users.noreply.github.com</text:p>
          </table:table-cell>
        </table:table-row>
        <table:table-row table:style-name="ro5">
          <table:table-cell/>
          <table:table-cell office:value-type="string" calcext:value-type="string">
            <text:p>rv.maksim@gmail.com</text:p>
          </table:table-cell>
          <table:table-cell table:style-name="ce1" table:formula="of:=[.C4]&amp;&quot;,&quot;&amp;[.B5]" office:value-type="string" office:string-value="kris.selden@gmail.com,thoov7@gmail.com,pete@bacondarwin.com,m.goleb@gmail.com,rv.maksim@gmail.com" calcext:value-type="string">
            <text:p>kris.selden@gmail.com,thoov7@gmail.com,pete@bacondarwin.com,m.goleb@gmail.com,rv.maksim@gmail.com</text:p>
          </table:table-cell>
          <table:table-cell office:value-type="string" calcext:value-type="string">
            <text:p>ash@hexmen.com</text:p>
          </table:table-cell>
          <table:table-cell table:formula="of:=[.E4]&amp;&quot;,&quot;&amp;[.D5]" office:value-type="string" office:string-value="peter.s.mertz@gmail.com,fcostarodrigo@yahoo.com,richard@kaufhold.me,xfg@users.noreply.github.com,ash@hexmen.com" calcext:value-type="string">
            <text:p>peter.s.mertz@gmail.com,fcostarodrigo@yahoo.com,richard@kaufhold.me,xfg@users.noreply.github.com,ash@hexmen.com</text:p>
          </table:table-cell>
        </table:table-row>
        <table:table-row table:style-name="ro6">
          <table:table-cell/>
          <table:table-cell office:value-type="string" calcext:value-type="string">
            <text:p>frederik.prijck@gmail.com</text:p>
          </table:table-cell>
          <table:table-cell table:style-name="ce1" table:formula="of:=[.C5]&amp;&quot;,&quot;&amp;[.B6]" office:value-type="string" office:string-value="kris.selden@gmail.com,thoov7@gmail.com,pete@bacondarwin.com,m.goleb@gmail.com,rv.maksim@gmail.com,frederik.prijck@gmail.com" calcext:value-type="string">
            <text:p>kris.selden@gmail.com,thoov7@gmail.com,pete@bacondarwin.com,m.goleb@gmail.com,rv.maksim@gmail.com,frederik.prijck@gmail.com</text:p>
          </table:table-cell>
          <table:table-cell office:value-type="string" calcext:value-type="string">
            <text:p>pablo.targa@gmail.com</text:p>
          </table:table-cell>
          <table:table-cell table:formula="of:=[.E5]&amp;&quot;,&quot;&amp;[.D6]" office:value-type="string" office:string-value="peter.s.mertz@gmail.com,fcostarodrigo@yahoo.com,richard@kaufhold.me,xfg@users.noreply.github.com,ash@hexmen.com,pablo.targa@gmail.com" calcext:value-type="string">
            <text:p>peter.s.mertz@gmail.com,fcostarodrigo@yahoo.com,richard@kaufhold.me,xfg@users.noreply.github.com,ash@hexmen.com,pablo.targa@gmail.com</text:p>
          </table:table-cell>
        </table:table-row>
        <table:table-row table:style-name="ro7">
          <table:table-cell/>
          <table:table-cell office:value-type="string" calcext:value-type="string">
            <text:p>manueldarveau@gmail.com</text:p>
          </table:table-cell>
          <table:table-cell table:style-name="ce1" table:formula="of:=[.C6]&amp;&quot;,&quot;&amp;[.B7]" office:value-type="string" office:string-value="kris.selden@gmail.com,thoov7@gmail.com,pete@bacondarwin.com,m.goleb@gmail.com,rv.maksim@gmail.com,frederik.prijck@gmail.com,manueldarveau@gmail.com" calcext:value-type="string">
            <text:p>kris.selden@gmail.com,thoov7@gmail.com,pete@bacondarwin.com,m.goleb@gmail.com,rv.maksim@gmail.com,frederik.prijck@gmail.com,manueldarveau@gmail.com</text:p>
          </table:table-cell>
          <table:table-cell office:value-type="string" calcext:value-type="string">
            <text:p>diegomrsantos@gmail.com</text:p>
          </table:table-cell>
          <table:table-cell table:formula="of:=[.E6]&amp;&quot;,&quot;&amp;[.D7]" office:value-type="string" office:string-value="peter.s.mertz@gmail.com,fcostarodrigo@yahoo.com,richard@kaufhold.me,xfg@users.noreply.github.com,ash@hexmen.com,pablo.targa@gmail.com,diegomrsantos@gmail.com" calcext:value-type="string">
            <text:p>peter.s.mertz@gmail.com,fcostarodrigo@yahoo.com,richard@kaufhold.me,xfg@users.noreply.github.com,ash@hexmen.com,pablo.targa@gmail.com,diegomrsantos@gmail.com</text:p>
          </table:table-cell>
        </table:table-row>
        <table:table-row table:style-name="ro8">
          <table:table-cell/>
          <table:table-cell office:value-type="string" calcext:value-type="string">
            <text:p>jason+github@jbedard.ca</text:p>
          </table:table-cell>
          <table:table-cell table:style-name="ce1" table:formula="of:=[.C7]&amp;&quot;,&quot;&amp;[.B8]" office:value-type="string" office:string-value="kris.selden@gmail.com,thoov7@gmail.com,pete@bacondarwin.com,m.goleb@gmail.com,rv.maksim@gmail.com,frederik.prijck@gmail.com,manueldarveau@gmail.com,jason+github@jbedard.ca" calcext:value-type="string">
            <text:p>kris.selden@gmail.com,thoov7@gmail.com,pete@bacondarwin.com,m.goleb@gmail.com,rv.maksim@gmail.com,frederik.prijck@gmail.com,manueldarveau@gmail.com,jason+github@jbedard.ca</text:p>
          </table:table-cell>
          <table:table-cell office:value-type="string" calcext:value-type="string">
            <text:p>m_ma7med@hotmail.com</text:p>
          </table:table-cell>
          <table:table-cell table:formula="of:=[.E7]&amp;&quot;,&quot;&amp;[.D8]" office:value-type="string" office:string-value="peter.s.mertz@gmail.com,fcostarodrigo@yahoo.com,richard@kaufhold.me,xfg@users.noreply.github.com,ash@hexmen.com,pablo.targa@gmail.com,diegomrsantos@gmail.com,m_ma7med@hotmail.com" calcext:value-type="string">
            <text:p>peter.s.mertz@gmail.com,fcostarodrigo@yahoo.com,richard@kaufhold.me,xfg@users.noreply.github.com,ash@hexmen.com,pablo.targa@gmail.com,diegomrsantos@gmail.com,m_ma7med@hotmail.com</text:p>
          </table:table-cell>
        </table:table-row>
        <table:table-row table:style-name="ro8">
          <table:table-cell/>
          <table:table-cell office:value-type="string" calcext:value-type="string">
            <text:p>bobchao87@gmail.com</text:p>
          </table:table-cell>
          <table:table-cell table:style-name="ce1" table:formula="of:=[.C8]&amp;&quot;,&quot;&amp;[.B9]" office:value-type="string" office:string-value="kris.selden@gmail.com,thoov7@gmail.com,pete@bacondarwin.com,m.goleb@gmail.com,rv.maksim@gmail.com,frederik.prijck@gmail.com,manueldarveau@gmail.com,jason+github@jbedard.ca,bobchao87@gmail.com" calcext:value-type="string">
            <text:p>kris.selden@gmail.com,thoov7@gmail.com,pete@bacondarwin.com,m.goleb@gmail.com,rv.maksim@gmail.com,frederik.prijck@gmail.com,manueldarveau@gmail.com,jason+github@jbedard.ca,bobchao87@gmail.com</text:p>
          </table:table-cell>
          <table:table-cell office:value-type="string" calcext:value-type="string">
            <text:p>waahhhh@users.noreply.github.com</text:p>
          </table:table-cell>
          <table:table-cell table:formula="of:=[.E8]&amp;&quot;,&quot;&amp;[.D9]" office:value-type="string" office:string-value="peter.s.mertz@gmail.com,fcostarodrigo@yahoo.com,richard@kaufhold.me,xfg@users.noreply.github.com,ash@hexmen.com,pablo.targa@gmail.com,diegomrsantos@gmail.com,m_ma7med@hotmail.com,waahhhh@users.noreply.github.com" calcext:value-type="string">
            <text:p>peter.s.mertz@gmail.com,fcostarodrigo@yahoo.com,richard@kaufhold.me,xfg@users.noreply.github.com,ash@hexmen.com,pablo.targa@gmail.com,diegomrsantos@gmail.com,m_ma7med@hotmail.com,waahhhh@users.noreply.github.com</text:p>
          </table:table-cell>
        </table:table-row>
        <table:table-row table:style-name="ro9">
          <table:table-cell/>
          <table:table-cell office:value-type="string" calcext:value-type="string">
            <text:p>tahsisclaus@gmail.com</text:p>
          </table:table-cell>
          <table:table-cell table:style-name="ce1" table:formula="of:=[.C9]&amp;&quot;,&quot;&amp;[.B10]" office:value-type="string" office:string-value="kris.selden@gmail.com,thoov7@gmail.com,pete@bacondarwin.com,m.goleb@gmail.com,rv.maksim@gmail.com,frederik.prijck@gmail.com,manueldarveau@gmail.com,jason+github@jbedard.ca,bobchao87@gmail.com,tahsisclaus@gmail.com" calcext:value-type="string">
            <text:p>kris.selden@gmail.com,thoov7@gmail.com,pete@bacondarwin.com,m.goleb@gmail.com,rv.maksim@gmail.com,frederik.prijck@gmail.com,manueldarveau@gmail.com,jason+github@jbedard.ca,bobchao87@gmail.com,tahsisclaus@gmail.com</text:p>
          </table:table-cell>
          <table:table-cell office:value-type="string" calcext:value-type="string">
            <text:p>Simon.Legner@gmail.com</text:p>
          </table:table-cell>
          <table:table-cell table:formula="of:=[.E9]&amp;&quot;,&quot;&amp;[.D10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</text:p>
          </table:table-cell>
        </table:table-row>
        <table:table-row table:style-name="ro10">
          <table:table-cell/>
          <table:table-cell office:value-type="string" calcext:value-type="string">
            <text:p>jdanforth@revspringinc.com</text:p>
          </table:table-cell>
          <table:table-cell table:style-name="ce1" table:formula="of:=[.C10]&amp;&quot;,&quot;&amp;[.B11]" office:value-type="string" office:string-value="kris.selden@gmail.com,thoov7@gmail.com,pete@bacondarwin.com,m.goleb@gmail.com,rv.maksim@gmail.com,frederik.prijck@gmail.com,manueldarveau@gmail.com,jason+github@jbedard.ca,bobchao87@gmail.com,tahsisclaus@gmail.com,jdanforth@revspringinc.com" calcext:value-type="string">
            <text:p>kris.selden@gmail.com,thoov7@gmail.com,pete@bacondarwin.com,m.goleb@gmail.com,rv.maksim@gmail.com,frederik.prijck@gmail.com,manueldarveau@gmail.com,jason+github@jbedard.ca,bobchao87@gmail.com,tahsisclaus@gmail.com,jdanforth@revspringinc.com</text:p>
          </table:table-cell>
          <table:table-cell office:value-type="string" calcext:value-type="string">
            <text:p>idhindsight@gmail.com</text:p>
          </table:table-cell>
          <table:table-cell table:formula="of:=[.E10]&amp;&quot;,&quot;&amp;[.D11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</text:p>
          </table:table-cell>
        </table:table-row>
        <table:table-row table:style-name="ro11">
          <table:table-cell/>
          <table:table-cell office:value-type="string" calcext:value-type="string">
            <text:p>gravetotkd@gmail.com</text:p>
          </table:table-cell>
          <table:table-cell table:style-name="ce1" table:formula="of:=[.C11]&amp;&quot;,&quot;&amp;[.B12]" office:value-type="string" office:string-value="kris.selden@gmail.com,thoov7@gmail.com,pete@bacondarwin.com,m.goleb@gmail.com,rv.maksim@gmail.com,frederik.prijck@gmail.com,manueldarveau@gmail.com,jason+github@jbedard.ca,bobchao87@gmail.com,tahsisclaus@gmail.com,jdanforth@revspringinc.com,gravetotkd@gmail.com" calcext:value-type="string">
            <text:p>kris.selden@gmail.com,thoov7@gmail.com,pete@bacondarwin.com,m.goleb@gmail.com,rv.maksim@gmail.com,frederik.prijck@gmail.com,manueldarveau@gmail.com,jason+github@jbedard.ca,bobchao87@gmail.com,tahsisclaus@gmail.com,jdanforth@revspringinc.com,gravetotkd@gmail.com</text:p>
          </table:table-cell>
          <table:table-cell office:value-type="string" calcext:value-type="string">
            <text:p>martin@probst.io</text:p>
          </table:table-cell>
          <table:table-cell table:formula="of:=[.E11]&amp;&quot;,&quot;&amp;[.D12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</text:p>
          </table:table-cell>
        </table:table-row>
        <table:table-row table:style-name="ro12">
          <table:table-cell/>
          <table:table-cell office:value-type="string" calcext:value-type="string">
            <text:p>leonardodisouza@gmail.com</text:p>
          </table:table-cell>
          <table:table-cell table:style-name="ce1" table:formula="of:=[.C12]&amp;&quot;,&quot;&amp;[.B13]" office:value-type="string" office:string-value="kris.selden@gmail.com,thoov7@gmail.com,pete@bacondarwin.com,m.goleb@gmail.com,rv.maksim@gmail.com,frederik.prijck@gmail.com,manueldarveau@gmail.com,jason+github@jbedard.ca,bobchao87@gmail.com,tahsisclaus@gmail.com,jdanforth@revspringinc.com,gravetotkd@gmail.com,leonardodisouza@gmail.com" calcext:value-type="string">
            <text:p>kris.selden@gmail.com,thoov7@gmail.com,pete@bacondarwin.com,m.goleb@gmail.com,rv.maksim@gmail.com,frederik.prijck@gmail.com,manueldarveau@gmail.com,jason+github@jbedard.ca,bobchao87@gmail.com,tahsisclaus@gmail.com,jdanforth@revspringinc.com,gravetotkd@gmail.com,leonardodisouza@gmail.com</text:p>
          </table:table-cell>
          <table:table-cell office:value-type="string" calcext:value-type="string">
            <text:p>partners@packtpub.com</text:p>
          </table:table-cell>
          <table:table-cell table:formula="of:=[.E12]&amp;&quot;,&quot;&amp;[.D13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</text:p>
          </table:table-cell>
        </table:table-row>
        <table:table-row table:style-name="ro13">
          <table:table-cell/>
          <table:table-cell office:value-type="string" calcext:value-type="string">
            <text:p>joshua.j.wilborn@gmail.com</text:p>
          </table:table-cell>
          <table:table-cell table:style-name="ce1" table:formula="of:=[.C13]&amp;&quot;,&quot;&amp;[.B14]" office:value-type="string" office:string-value="kris.selden@gmail.com,thoov7@gmail.com,pete@bacondarwin.com,m.goleb@gmail.com,rv.maksim@gmail.com,frederik.prijck@gmail.com,manueldarveau@gmail.com,jason+github@jbedard.ca,bobchao87@gmail.com,tahsisclaus@gmail.com,jdanforth@revspringinc.com,gravetotkd@gmail.com,leonardodisouza@gmail.com,joshua.j.wilborn@gmail.com" calcext:value-type="string">
            <text:p>kris.selden@gmail.com,thoov7@gmail.com,pete@bacondarwin.com,m.goleb@gmail.com,rv.maksim@gmail.com,frederik.prijck@gmail.com,manueldarveau@gmail.com,jason+github@jbedard.ca,bobchao87@gmail.com,tahsisclaus@gmail.com,jdanforth@revspringinc.com,gravetotkd@gmail.com,leonardodisouza@gmail.com,joshua.j.wilborn@gmail.com</text:p>
          </table:table-cell>
          <table:table-cell office:value-type="string" calcext:value-type="string">
            <text:p>juboba@gmail.com</text:p>
          </table:table-cell>
          <table:table-cell table:formula="of:=[.E13]&amp;&quot;,&quot;&amp;[.D14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</text:p>
          </table:table-cell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rjamet@google.com</text:p>
          </table:table-cell>
          <table:table-cell table:style-name="ce1" table:formula="of:=[.B15]" office:value-type="string" office:string-value="rjamet@google.com" calcext:value-type="string">
            <text:p>rjamet@google.com</text:p>
          </table:table-cell>
          <table:table-cell office:value-type="string" calcext:value-type="string">
            <text:p>git@about-hiroppy.com</text:p>
          </table:table-cell>
          <table:table-cell table:formula="of:=[.E14]&amp;&quot;,&quot;&amp;[.D15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</text:p>
          </table:table-cell>
        </table:table-row>
        <table:table-row table:style-name="ro2">
          <table:table-cell/>
          <table:table-cell office:value-type="string" calcext:value-type="string">
            <text:p>mylesborins@google.com</text:p>
          </table:table-cell>
          <table:table-cell table:style-name="ce2" table:formula="of:=[.C15]&amp;&quot;,&quot;&amp;[.B16]" office:value-type="string" office:string-value="rjamet@google.com,mylesborins@google.com" calcext:value-type="string">
            <text:p>rjamet@google.com,mylesborins@google.com</text:p>
          </table:table-cell>
          <table:table-cell office:value-type="string" calcext:value-type="string">
            <text:p>cjihrig@gmail.com</text:p>
          </table:table-cell>
          <table:table-cell table:formula="of:=[.E15]&amp;&quot;,&quot;&amp;[.D16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,cjihrig@gmail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,cjihrig@gmail.com</text:p>
          </table:table-cell>
        </table:table-row>
        <table:table-row table:style-name="ro3">
          <table:table-cell/>
          <table:table-cell office:value-type="string" calcext:value-type="string">
            <text:p>anna@addaleax.net</text:p>
          </table:table-cell>
          <table:table-cell table:style-name="ce2" table:formula="of:=[.C16]&amp;&quot;,&quot;&amp;[.B17]" office:value-type="string" office:string-value="rjamet@google.com,mylesborins@google.com,anna@addaleax.net" calcext:value-type="string">
            <text:p>rjamet@google.com,mylesborins@google.com,anna@addaleax.net</text:p>
          </table:table-cell>
          <table:table-cell office:value-type="string" calcext:value-type="string">
            <text:p>antongriadchenko@gmail.com</text:p>
          </table:table-cell>
          <table:table-cell table:formula="of:=[.E16]&amp;&quot;,&quot;&amp;[.D17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,cjihrig@gmail.com,antongriadchenko@gmail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,cjihrig@gmail.com,antongriadchenko@gmail.com</text:p>
          </table:table-cell>
        </table:table-row>
        <table:table-row table:style-name="ro4">
          <table:table-cell/>
          <table:table-cell office:value-type="string" calcext:value-type="string">
            <text:p>killa123@126.com</text:p>
          </table:table-cell>
          <table:table-cell table:style-name="ce2" table:formula="of:=[.C17]&amp;&quot;,&quot;&amp;[.B18]" office:value-type="string" office:string-value="rjamet@google.com,mylesborins@google.com,anna@addaleax.net,killa123@126.com" calcext:value-type="string">
            <text:p>rjamet@google.com,mylesborins@google.com,anna@addaleax.net,killa123@126.com</text:p>
          </table:table-cell>
          <table:table-cell office:value-type="string" calcext:value-type="string">
            <text:p>jbarboza@ca.ibm.com</text:p>
          </table:table-cell>
          <table:table-cell table:formula="of:=[.E17]&amp;&quot;,&quot;&amp;[.D18]" office:value-type="string" office:string-value="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,cjihrig@gmail.com,antongriadchenko@gmail.com,jbarboza@ca.ibm.com" calcext:value-type="string">
            <text:p>peter.s.mertz@gmail.com,fcostarodrigo@yahoo.com,richard@kaufhold.me,xfg@users.noreply.github.com,ash@hexmen.com,pablo.targa@gmail.com,diegomrsantos@gmail.com,m_ma7med@hotmail.com,waahhhh@users.noreply.github.com,Simon.Legner@gmail.com,idhindsight@gmail.com,martin@probst.io,partners@packtpub.com,juboba@gmail.com,git@about-hiroppy.com,cjihrig@gmail.com,antongriadchenko@gmail.com,jbarboza@ca.ibm.com</text:p>
          </table:table-cell>
        </table:table-row>
        <table:table-row table:style-name="ro5">
          <table:table-cell/>
          <table:table-cell office:value-type="string" calcext:value-type="string">
            <text:p>rubys@intertwingly.net</text:p>
          </table:table-cell>
          <table:table-cell table:style-name="ce2" table:formula="of:=[.C18]&amp;&quot;,&quot;&amp;[.B19]" office:value-type="string" office:string-value="rjamet@google.com,mylesborins@google.com,anna@addaleax.net,killa123@126.com,rubys@intertwingly.net" calcext:value-type="string">
            <text:p>rjamet@google.com,mylesborins@google.com,anna@addaleax.net,killa123@126.com,rubys@intertwingly.net</text:p>
          </table:table-cell>
          <table:table-cell office:value-type="string" calcext:value-type="string">
            <text:p>timothygu99@gmail.com</text:p>
          </table:table-cell>
          <table:table-cell table:formula="of:=[.D19]" office:value-type="string" office:string-value="timothygu99@gmail.com" calcext:value-type="string">
            <text:p>timothygu99@gmail.com</text:p>
          </table:table-cell>
        </table:table-row>
        <table:table-row table:style-name="ro6">
          <table:table-cell/>
          <table:table-cell office:value-type="string" calcext:value-type="string">
            <text:p>octavian.soldea@intel.com</text:p>
          </table:table-cell>
          <table:table-cell table:style-name="ce2" table:formula="of:=[.C19]&amp;&quot;,&quot;&amp;[.B20]" office:value-type="string" office:string-value="rjamet@google.com,mylesborins@google.com,anna@addaleax.net,killa123@126.com,rubys@intertwingly.net,octavian.soldea@intel.com" calcext:value-type="string">
            <text:p>rjamet@google.com,mylesborins@google.com,anna@addaleax.net,killa123@126.com,rubys@intertwingly.net,octavian.soldea@intel.com</text:p>
          </table:table-cell>
          <table:table-cell office:value-type="string" calcext:value-type="string">
            <text:p>daniel.bevenius@gmail.com</text:p>
          </table:table-cell>
          <table:table-cell table:formula="of:=[.E19]&amp;&quot;,&quot;&amp;[.D20]" office:value-type="string" office:string-value="timothygu99@gmail.com,daniel.bevenius@gmail.com" calcext:value-type="string">
            <text:p>timothygu99@gmail.com,daniel.bevenius@gmail.com</text:p>
          </table:table-cell>
        </table:table-row>
        <table:table-row table:style-name="ro6">
          <table:table-cell/>
          <table:table-cell office:value-type="string" calcext:value-type="string">
            <text:p>me@jonathanmoss.me</text:p>
          </table:table-cell>
          <table:table-cell table:style-name="ce2" table:formula="of:=[.C20]&amp;&quot;,&quot;&amp;[.B21]" office:value-type="string" office:string-value="rjamet@google.com,mylesborins@google.com,anna@addaleax.net,killa123@126.com,rubys@intertwingly.net,octavian.soldea@intel.com,me@jonathanmoss.me" calcext:value-type="string">
            <text:p>rjamet@google.com,mylesborins@google.com,anna@addaleax.net,killa123@126.com,rubys@intertwingly.net,octavian.soldea@intel.com,me@jonathanmoss.me</text:p>
          </table:table-cell>
          <table:table-cell office:value-type="string" calcext:value-type="string">
            <text:p>cclauss@bluewin.ch</text:p>
          </table:table-cell>
          <table:table-cell table:formula="of:=[.E20]&amp;&quot;,&quot;&amp;[.D21]" office:value-type="string" office:string-value="timothygu99@gmail.com,daniel.bevenius@gmail.com,cclauss@bluewin.ch" calcext:value-type="string">
            <text:p>timothygu99@gmail.com,daniel.bevenius@gmail.com,cclauss@bluewin.ch</text:p>
          </table:table-cell>
        </table:table-row>
        <table:table-row table:style-name="ro7">
          <table:table-cell/>
          <table:table-cell office:value-type="string" calcext:value-type="string">
            <text:p>rtrott@gmail.com</text:p>
          </table:table-cell>
          <table:table-cell table:style-name="ce2" table:formula="of:=[.C21]&amp;&quot;,&quot;&amp;[.B22]" office:value-type="string" office:string-value="rjamet@google.com,mylesborins@google.com,anna@addaleax.net,killa123@126.com,rubys@intertwingly.net,octavian.soldea@intel.com,me@jonathanmoss.me,rtrott@gmail.com" calcext:value-type="string">
            <text:p>rjamet@google.com,mylesborins@google.com,anna@addaleax.net,killa123@126.com,rubys@intertwingly.net,octavian.soldea@intel.com,me@jonathanmoss.me,rtrott@gmail.com</text:p>
          </table:table-cell>
          <table:table-cell office:value-type="string" calcext:value-type="string">
            <text:p>me@jonathanmoss.me</text:p>
          </table:table-cell>
          <table:table-cell table:formula="of:=[.E21]&amp;&quot;,&quot;&amp;[.D22]" office:value-type="string" office:string-value="timothygu99@gmail.com,daniel.bevenius@gmail.com,cclauss@bluewin.ch,me@jonathanmoss.me" calcext:value-type="string">
            <text:p>timothygu99@gmail.com,daniel.bevenius@gmail.com,cclauss@bluewin.ch,me@jonathanmoss.me</text:p>
          </table:table-cell>
        </table:table-row>
        <table:table-row table:style-name="ro8">
          <table:table-cell/>
          <table:table-cell office:value-type="string" calcext:value-type="string">
            <text:p>me@gus.host</text:p>
          </table:table-cell>
          <table:table-cell table:style-name="ce2" table:formula="of:=[.C22]&amp;&quot;,&quot;&amp;[.B23]" office:value-type="string" office:string-value="rjamet@google.com,mylesborins@google.com,anna@addaleax.net,killa123@126.com,rubys@intertwingly.net,octavian.soldea@intel.com,me@jonathanmoss.me,rtrott@gmail.com,me@gus.host" calcext:value-type="string">
            <text:p>rjamet@google.com,mylesborins@google.com,anna@addaleax.net,killa123@126.com,rubys@intertwingly.net,octavian.soldea@intel.com,me@jonathanmoss.me,rtrott@gmail.com,me@gus.host</text:p>
          </table:table-cell>
          <table:table-cell office:value-type="string" calcext:value-type="string">
            <text:p>ruben@bridgewater.de</text:p>
          </table:table-cell>
          <table:table-cell table:formula="of:=[.E22]&amp;&quot;,&quot;&amp;[.D23]" office:value-type="string" office:string-value="timothygu99@gmail.com,daniel.bevenius@gmail.com,cclauss@bluewin.ch,me@jonathanmoss.me,ruben@bridgewater.de" calcext:value-type="string">
            <text:p>timothygu99@gmail.com,daniel.bevenius@gmail.com,cclauss@bluewin.ch,me@jonathanmoss.me,ruben@bridgewater.de</text:p>
          </table:table-cell>
        </table:table-row>
        <table:table-row table:style-name="ro8">
          <table:table-cell/>
          <table:table-cell office:value-type="string" calcext:value-type="string">
            <text:p>jasnell@gmail.com</text:p>
          </table:table-cell>
          <table:table-cell table:style-name="ce2" table:formula="of:=[.C23]&amp;&quot;,&quot;&amp;[.B24]" office:value-type="string" office:string-value="rjamet@google.com,mylesborins@google.com,anna@addaleax.net,killa123@126.com,rubys@intertwingly.net,octavian.soldea@intel.com,me@jonathanmoss.me,rtrott@gmail.com,me@gus.host,jasnell@gmail.com" calcext:value-type="string">
            <text:p>rjamet@google.com,mylesborins@google.com,anna@addaleax.net,killa123@126.com,rubys@intertwingly.net,octavian.soldea@intel.com,me@jonathanmoss.me,rtrott@gmail.com,me@gus.host,jasnell@gmail.com</text:p>
          </table:table-cell>
          <table:table-cell office:value-type="string" calcext:value-type="string">
            <text:p>shivangs44@gmail.com</text:p>
          </table:table-cell>
          <table:table-cell table:formula="of:=[.E23]&amp;&quot;,&quot;&amp;[.D24]" office:value-type="string" office:string-value="timothygu99@gmail.com,daniel.bevenius@gmail.com,cclauss@bluewin.ch,me@jonathanmoss.me,ruben@bridgewater.de,shivangs44@gmail.com" calcext:value-type="string">
            <text:p>timothygu99@gmail.com,daniel.bevenius@gmail.com,cclauss@bluewin.ch,me@jonathanmoss.me,ruben@bridgewater.de,shivangs44@gmail.com</text:p>
          </table:table-cell>
        </table:table-row>
        <table:table-row table:style-name="ro10">
          <table:table-cell/>
          <table:table-cell office:value-type="string" calcext:value-type="string">
            <text:p>gabriel.schulhof@intel.com</text:p>
          </table:table-cell>
          <table:table-cell table:style-name="ce2" table:formula="of:=[.C24]&amp;&quot;,&quot;&amp;[.B25]" office:value-type="string" office:string-value="rjamet@google.com,mylesborins@google.com,anna@addaleax.net,killa123@126.com,rubys@intertwingly.net,octavian.soldea@intel.com,me@jonathanmoss.me,rtrott@gmail.com,me@gus.host,jasnell@gmail.com,gabriel.schulhof@intel.com" calcext:value-type="string">
            <text:p>rjamet@google.com,mylesborins@google.com,anna@addaleax.net,killa123@126.com,rubys@intertwingly.net,octavian.soldea@intel.com,me@jonathanmoss.me,rtrott@gmail.com,me@gus.host,jasnell@gmail.com,gabriel.schulhof@intel.com</text:p>
          </table:table-cell>
          <table:table-cell office:value-type="string" calcext:value-type="string">
            <text:p>matheus@sthima.com</text:p>
          </table:table-cell>
          <table:table-cell table:formula="of:=[.E24]&amp;&quot;,&quot;&amp;[.D25]" office:value-type="string" office:string-value="timothygu99@gmail.com,daniel.bevenius@gmail.com,cclauss@bluewin.ch,me@jonathanmoss.me,ruben@bridgewater.de,shivangs44@gmail.com,matheus@sthima.com" calcext:value-type="string">
            <text:p>timothygu99@gmail.com,daniel.bevenius@gmail.com,cclauss@bluewin.ch,me@jonathanmoss.me,ruben@bridgewater.de,shivangs44@gmail.com,matheus@sthima.com</text:p>
          </table:table-cell>
        </table:table-row>
        <table:table-row table:style-name="ro10">
          <table:table-cell/>
          <table:table-cell office:value-type="string" calcext:value-type="string">
            <text:p>cjihrig@gmail.com</text:p>
          </table:table-cell>
          <table:table-cell table:style-name="ce2" table:formula="of:=[.C25]&amp;&quot;,&quot;&amp;[.B26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</text:p>
          </table:table-cell>
          <table:table-cell office:value-type="string" calcext:value-type="string">
            <text:p>sagir.khan@gmail.com</text:p>
          </table:table-cell>
          <table:table-cell table:formula="of:=[.E25]&amp;&quot;,&quot;&amp;[.D26]" office:value-type="string" office:string-value="timothygu99@gmail.com,daniel.bevenius@gmail.com,cclauss@bluewin.ch,me@jonathanmoss.me,ruben@bridgewater.de,shivangs44@gmail.com,matheus@sthima.com,sagir.khan@gmail.com" calcext:value-type="string">
            <text:p>timothygu99@gmail.com,daniel.bevenius@gmail.com,cclauss@bluewin.ch,me@jonathanmoss.me,ruben@bridgewater.de,shivangs44@gmail.com,matheus@sthima.com,sagir.khan@gmail.com</text:p>
          </table:table-cell>
        </table:table-row>
        <table:table-row table:style-name="ro11">
          <table:table-cell/>
          <table:table-cell office:value-type="string" calcext:value-type="string">
            <text:p>iwoczerniawski@gmail.com</text:p>
          </table:table-cell>
          <table:table-cell table:style-name="ce2" table:formula="of:=[.C26]&amp;&quot;,&quot;&amp;[.B27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</text:p>
          </table:table-cell>
          <table:table-cell office:value-type="string" calcext:value-type="string">
            <text:p>over.rye@gmail.com</text:p>
          </table:table-cell>
          <table:table-cell table:formula="of:=[.E26]&amp;&quot;,&quot;&amp;[.D27]" office:value-type="string" office:string-value="timothygu99@gmail.com,daniel.bevenius@gmail.com,cclauss@bluewin.ch,me@jonathanmoss.me,ruben@bridgewater.de,shivangs44@gmail.com,matheus@sthima.com,sagir.khan@gmail.com,over.rye@gmail.com" calcext:value-type="string">
            <text:p>timothygu99@gmail.com,daniel.bevenius@gmail.com,cclauss@bluewin.ch,me@jonathanmoss.me,ruben@bridgewater.de,shivangs44@gmail.com,matheus@sthima.com,sagir.khan@gmail.com,over.rye@gmail.com</text:p>
          </table:table-cell>
        </table:table-row>
        <table:table-row table:style-name="ro12">
          <table:table-cell/>
          <table:table-cell office:value-type="string" calcext:value-type="string">
            <text:p>vsemozhetbyt@gmail.com</text:p>
          </table:table-cell>
          <table:table-cell table:style-name="ce2" table:formula="of:=[.C27]&amp;&quot;,&quot;&amp;[.B28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</text:p>
          </table:table-cell>
          <table:table-cell office:value-type="string" calcext:value-type="string">
            <text:p>teddy.katz@gmail.com</text:p>
          </table:table-cell>
          <table:table-cell table:formula="of:=[.E27]&amp;&quot;,&quot;&amp;[.D28]" office:value-type="string" office:string-value="timothygu99@gmail.com,daniel.bevenius@gmail.com,cclauss@bluewin.ch,me@jonathanmoss.me,ruben@bridgewater.de,shivangs44@gmail.com,matheus@sthima.com,sagir.khan@gmail.com,over.rye@gmail.com,teddy.katz@gmail.com" calcext:value-type="string">
            <text:p>timothygu99@gmail.com,daniel.bevenius@gmail.com,cclauss@bluewin.ch,me@jonathanmoss.me,ruben@bridgewater.de,shivangs44@gmail.com,matheus@sthima.com,sagir.khan@gmail.com,over.rye@gmail.com,teddy.katz@gmail.com</text:p>
          </table:table-cell>
        </table:table-row>
        <table:table-row table:style-name="ro14">
          <table:table-cell/>
          <table:table-cell office:value-type="string" calcext:value-type="string">
            <text:p>kaining.yuan@intel.com</text:p>
          </table:table-cell>
          <table:table-cell table:style-name="ce2" table:formula="of:=[.C28]&amp;&quot;,&quot;&amp;[.B29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</text:p>
          </table:table-cell>
          <table:table-cell office:value-type="string" calcext:value-type="string">
            <text:p>ronagy@icloud.com</text:p>
          </table:table-cell>
          <table:table-cell table:formula="of:=[.E28]&amp;&quot;,&quot;&amp;[.D29]" office:value-type="string" office:string-value="timothygu99@gmail.com,daniel.bevenius@gmail.com,cclauss@bluewin.ch,me@jonathanmoss.me,ruben@bridgewater.de,shivangs44@gmail.com,matheus@sthima.com,sagir.khan@gmail.com,over.rye@gmail.com,teddy.katz@gmail.com,ronagy@icloud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</text:p>
          </table:table-cell>
        </table:table-row>
        <table:table-row table:style-name="ro13">
          <table:table-cell/>
          <table:table-cell office:value-type="string" calcext:value-type="string">
            <text:p>kfarnung@microsoft.com</text:p>
          </table:table-cell>
          <table:table-cell table:style-name="ce2" table:formula="of:=[.C29]&amp;&quot;,&quot;&amp;[.B30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</text:p>
          </table:table-cell>
          <table:table-cell office:value-type="string" calcext:value-type="string">
            <text:p>f.falanga@palmabit.com</text:p>
          </table:table-cell>
          <table:table-cell table:formula="of:=[.E29]&amp;&quot;,&quot;&amp;[.D30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</text:p>
          </table:table-cell>
        </table:table-row>
        <table:table-row table:style-name="ro15">
          <table:table-cell/>
          <table:table-cell office:value-type="string" calcext:value-type="string">
            <text:p>jacek.pospychala@currency-one.com</text:p>
          </table:table-cell>
          <table:table-cell table:style-name="ce2" table:formula="of:=[.C30]&amp;&quot;,&quot;&amp;[.B31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</text:p>
          </table:table-cell>
          <table:table-cell office:value-type="string" calcext:value-type="string">
            <text:p>mylesborins@google.com</text:p>
          </table:table-cell>
          <table:table-cell table:formula="of:=[.E30]&amp;&quot;,&quot;&amp;[.D31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</text:p>
          </table:table-cell>
        </table:table-row>
        <table:table-row table:style-name="ro16">
          <table:table-cell/>
          <table:table-cell office:value-type="string" calcext:value-type="string">
            <text:p>deb2001-github@yahoo.de</text:p>
          </table:table-cell>
          <table:table-cell table:style-name="ce2" table:formula="of:=[.C31]&amp;&quot;,&quot;&amp;[.B32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,deb2001-github@yahoo.de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,deb2001-github@yahoo.de</text:p>
          </table:table-cell>
          <table:table-cell office:value-type="string" calcext:value-type="string">
            <text:p>chittorashobhit@gmail.com</text:p>
          </table:table-cell>
          <table:table-cell table:formula="of:=[.E31]&amp;&quot;,&quot;&amp;[.D32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</text:p>
          </table:table-cell>
        </table:table-row>
        <table:table-row table:style-name="ro17">
          <table:table-cell/>
          <table:table-cell office:value-type="string" calcext:value-type="string">
            <text:p>w@tson.dk</text:p>
          </table:table-cell>
          <table:table-cell table:style-name="ce2" table:formula="of:=[.C32]&amp;&quot;,&quot;&amp;[.B33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,deb2001-github@yahoo.de,w@tson.dk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,deb2001-github@yahoo.de,w@tson.dk</text:p>
          </table:table-cell>
          <table:table-cell office:value-type="string" calcext:value-type="string">
            <text:p>mylesborins@google.com</text:p>
          </table:table-cell>
          <table:table-cell table:formula="of:=[.E32]&amp;&quot;,&quot;&amp;[.D33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</text:p>
          </table:table-cell>
        </table:table-row>
        <table:table-row table:style-name="ro17">
          <table:table-cell/>
          <table:table-cell office:value-type="string" calcext:value-type="string">
            <text:p>cherrydog07@gmail.com</text:p>
          </table:table-cell>
          <table:table-cell table:style-name="ce2" table:formula="of:=[.C33]&amp;&quot;,&quot;&amp;[.B34]" office:value-type="string" office:string-value="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,deb2001-github@yahoo.de,w@tson.dk,cherrydog07@gmail.com" calcext:value-type="string">
            <text:p>rjamet@google.com,mylesborins@google.com,anna@addaleax.net,killa123@126.com,rubys@intertwingly.net,octavian.soldea@intel.com,me@jonathanmoss.me,rtrott@gmail.com,me@gus.host,jasnell@gmail.com,gabriel.schulhof@intel.com,cjihrig@gmail.com,iwoczerniawski@gmail.com,vsemozhetbyt@gmail.com,kaining.yuan@intel.com,kfarnung@microsoft.com,jacek.pospychala@currency-one.com,deb2001-github@yahoo.de,w@tson.dk,cherrydog07@gmail.com</text:p>
          </table:table-cell>
          <table:table-cell office:value-type="string" calcext:value-type="string">
            <text:p>info@bnoordhuis.nl</text:p>
          </table:table-cell>
          <table:table-cell table:formula="of:=[.E33]&amp;&quot;,&quot;&amp;[.D34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</text:p>
          </table:table-cell>
        </table:table-row>
        <table:table-row table:style-name="ro2">
          <table:table-cell office:value-type="string" calcext:value-type="string">
            <text:p>ember</text:p>
          </table:table-cell>
          <table:table-cell office:value-type="string" calcext:value-type="string">
            <text:p>kris.selden@gmail.com</text:p>
          </table:table-cell>
          <table:table-cell table:style-name="Default" table:formula="of:=[.B35]" office:value-type="string" office:string-value="kris.selden@gmail.com" calcext:value-type="string">
            <text:p>kris.selden@gmail.com</text:p>
          </table:table-cell>
          <table:table-cell office:value-type="string" calcext:value-type="string">
            <text:p>michael.l.north@gmail.com</text:p>
          </table:table-cell>
          <table:table-cell table:formula="of:=[.E34]&amp;&quot;,&quot;&amp;[.D35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</text:p>
          </table:table-cell>
        </table:table-row>
        <table:table-row table:style-name="ro1">
          <table:table-cell/>
          <table:table-cell office:value-type="string" calcext:value-type="string">
            <text:p>thoov7@gmail.com</text:p>
          </table:table-cell>
          <table:table-cell table:formula="of:=[.C35]&amp;&quot;,&quot;&amp;[.B36]" office:value-type="string" office:string-value="kris.selden@gmail.com,thoov7@gmail.com" calcext:value-type="string">
            <text:p>kris.selden@gmail.com,thoov7@gmail.com</text:p>
          </table:table-cell>
          <table:table-cell office:value-type="string" calcext:value-type="string">
            <text:p>jmandrade0@gmail.com</text:p>
          </table:table-cell>
          <table:table-cell table:formula="of:=[.E35]&amp;&quot;,&quot;&amp;[.D36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,jmandrade0@gmail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,jmandrade0@gmail.com</text:p>
          </table:table-cell>
        </table:table-row>
        <table:table-row table:style-name="ro1">
          <table:table-cell/>
          <table:table-cell office:value-type="string" calcext:value-type="string">
            <text:p>bekzod@me.com</text:p>
          </table:table-cell>
          <table:table-cell table:formula="of:=[.C36]&amp;&quot;,&quot;&amp;[.B37]" office:value-type="string" office:string-value="kris.selden@gmail.com,thoov7@gmail.com,bekzod@me.com" calcext:value-type="string">
            <text:p>kris.selden@gmail.com,thoov7@gmail.com,bekzod@me.com</text:p>
          </table:table-cell>
          <table:table-cell office:value-type="string" calcext:value-type="string">
            <text:p>rshea@thecubagroup.com</text:p>
          </table:table-cell>
          <table:table-cell table:formula="of:=[.E36]&amp;&quot;,&quot;&amp;[.D37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,jmandrade0@gmail.com,rshea@thecubagroup.com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,jmandrade0@gmail.com,rshea@thecubagroup.com</text:p>
          </table:table-cell>
        </table:table-row>
        <table:table-row table:style-name="ro1">
          <table:table-cell/>
          <table:table-cell office:value-type="string" calcext:value-type="string">
            <text:p>ef@alum.mit.edu</text:p>
          </table:table-cell>
          <table:table-cell table:formula="of:=[.C37]&amp;&quot;,&quot;&amp;[.B38]" office:value-type="string" office:string-value="kris.selden@gmail.com,thoov7@gmail.com,bekzod@me.com,ef@alum.mit.edu" calcext:value-type="string">
            <text:p>kris.selden@gmail.com,thoov7@gmail.com,bekzod@me.com,ef@alum.mit.edu</text:p>
          </table:table-cell>
          <table:table-cell office:value-type="string" calcext:value-type="string">
            <text:p>me@frank06.net</text:p>
          </table:table-cell>
          <table:table-cell table:formula="of:=[.E37]&amp;&quot;,&quot;&amp;[.D38]" office:value-type="string" office:string-value="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,jmandrade0@gmail.com,rshea@thecubagroup.com,me@frank06.net" calcext:value-type="string">
            <text:p>timothygu99@gmail.com,daniel.bevenius@gmail.com,cclauss@bluewin.ch,me@jonathanmoss.me,ruben@bridgewater.de,shivangs44@gmail.com,matheus@sthima.com,sagir.khan@gmail.com,over.rye@gmail.com,teddy.katz@gmail.com,ronagy@icloud.com,f.falanga@palmabit.com,mylesborins@google.com,chittorashobhit@gmail.com,mylesborins@google.com,info@bnoordhuis.nl,michael.l.north@gmail.com,jmandrade0@gmail.com,rshea@thecubagroup.com,me@frank06.net</text:p>
          </table:table-cell>
        </table:table-row>
        <table:table-row table:style-name="ro1">
          <table:table-cell/>
          <table:table-cell office:value-type="string" calcext:value-type="string">
            <text:p>stopdropandrew@gmail.com</text:p>
          </table:table-cell>
          <table:table-cell table:formula="of:=[.C38]&amp;&quot;,&quot;&amp;[.B39]" office:value-type="string" office:string-value="kris.selden@gmail.com,thoov7@gmail.com,bekzod@me.com,ef@alum.mit.edu,stopdropandrew@gmail.com" calcext:value-type="string">
            <text:p>kris.selden@gmail.com,thoov7@gmail.com,bekzod@me.com,ef@alum.mit.edu,stopdropandrew@gmail.com</text:p>
          </table:table-cell>
          <table:table-cell office:value-type="string" calcext:value-type="string">
            <text:p>kamikillerto@gmail.com</text:p>
          </table:table-cell>
          <table:table-cell table:formula="of:=[.D39]" office:value-type="string" office:string-value="kamikillerto@gmail.com" calcext:value-type="string">
            <text:p>kamikillerto@gmail.com</text:p>
          </table:table-cell>
        </table:table-row>
        <table:table-row table:style-name="ro1">
          <table:table-cell/>
          <table:table-cell office:value-type="string" calcext:value-type="string">
            <text:p>katie@kmg.io</text:p>
          </table:table-cell>
          <table:table-cell table:formula="of:=[.C39]&amp;&quot;,&quot;&amp;[.B40]" office:value-type="string" office:string-value="kris.selden@gmail.com,thoov7@gmail.com,bekzod@me.com,ef@alum.mit.edu,stopdropandrew@gmail.com,katie@kmg.io" calcext:value-type="string">
            <text:p>kris.selden@gmail.com,thoov7@gmail.com,bekzod@me.com,ef@alum.mit.edu,stopdropandrew@gmail.com,katie@kmg.io</text:p>
          </table:table-cell>
          <table:table-cell office:value-type="string" calcext:value-type="string">
            <text:p>jonathan.jackson1@me.com</text:p>
          </table:table-cell>
          <table:table-cell table:formula="of:=[.E39]&amp;&quot;,&quot;&amp;[.D40]" office:value-type="string" office:string-value="kamikillerto@gmail.com,jonathan.jackson1@me.com" calcext:value-type="string">
            <text:p>kamikillerto@gmail.com,jonathan.jackson1@me.com</text:p>
          </table:table-cell>
        </table:table-row>
        <table:table-row table:style-name="ro2">
          <table:table-cell/>
          <table:table-cell office:value-type="string" calcext:value-type="string">
            <text:p>bekzod@me.com</text:p>
          </table:table-cell>
          <table:table-cell table:formula="of:=[.C40]&amp;&quot;,&quot;&amp;[.B41]" office:value-type="string" office:string-value="kris.selden@gmail.com,thoov7@gmail.com,bekzod@me.com,ef@alum.mit.edu,stopdropandrew@gmail.com,katie@kmg.io,bekzod@me.com" calcext:value-type="string">
            <text:p>kris.selden@gmail.com,thoov7@gmail.com,bekzod@me.com,ef@alum.mit.edu,stopdropandrew@gmail.com,katie@kmg.io,bekzod@me.com</text:p>
          </table:table-cell>
          <table:table-cell office:value-type="string" calcext:value-type="string">
            <text:p>bryanhickerson@users.noreply.github.com</text:p>
          </table:table-cell>
          <table:table-cell table:formula="of:=[.E40]&amp;&quot;,&quot;&amp;[.D41]" office:value-type="string" office:string-value="kamikillerto@gmail.com,jonathan.jackson1@me.com,bryanhickerson@users.noreply.github.com" calcext:value-type="string">
            <text:p>kamikillerto@gmail.com,jonathan.jackson1@me.com,bryanhickerson@users.noreply.github.com</text:p>
          </table:table-cell>
        </table:table-row>
        <table:table-row table:style-name="ro1">
          <table:table-cell/>
          <table:table-cell office:value-type="string" calcext:value-type="string">
            <text:p>mfeckie@gmail.com</text:p>
          </table:table-cell>
          <table:table-cell table:formula="of:=[.C41]&amp;&quot;,&quot;&amp;[.B42]" office:value-type="string" office:string-value="kris.selden@gmail.com,thoov7@gmail.com,bekzod@me.com,ef@alum.mit.edu,stopdropandrew@gmail.com,katie@kmg.io,bekzod@me.com,mfeckie@gmail.com" calcext:value-type="string">
            <text:p>kris.selden@gmail.com,thoov7@gmail.com,bekzod@me.com,ef@alum.mit.edu,stopdropandrew@gmail.com,katie@kmg.io,bekzod@me.com,mfeckie@gmail.com</text:p>
          </table:table-cell>
          <table:table-cell office:value-type="string" calcext:value-type="string">
            <text:p>gjastrab@gmail.com</text:p>
          </table:table-cell>
          <table:table-cell table:formula="of:=[.E41]&amp;&quot;,&quot;&amp;[.D42]" office:value-type="string" office:string-value="kamikillerto@gmail.com,jonathan.jackson1@me.com,bryanhickerson@users.noreply.github.com,gjastrab@gmail.com" calcext:value-type="string">
            <text:p>kamikillerto@gmail.com,jonathan.jackson1@me.com,bryanhickerson@users.noreply.github.com,gjastrab@gmail.com</text:p>
          </table:table-cell>
        </table:table-row>
        <table:table-row table:style-name="ro1">
          <table:table-cell/>
          <table:table-cell office:value-type="string" calcext:value-type="string">
            <text:p>peter.wagenet@gmail.com</text:p>
          </table:table-cell>
          <table:table-cell table:formula="of:=[.C42]&amp;&quot;,&quot;&amp;[.B43]" office:value-type="string" office:string-value="kris.selden@gmail.com,thoov7@gmail.com,bekzod@me.com,ef@alum.mit.edu,stopdropandrew@gmail.com,katie@kmg.io,bekzod@me.com,mfeckie@gmail.com,peter.wagenet@gmail.com" calcext:value-type="string">
            <text:p>kris.selden@gmail.com,thoov7@gmail.com,bekzod@me.com,ef@alum.mit.edu,stopdropandrew@gmail.com,katie@kmg.io,bekzod@me.com,mfeckie@gmail.com,peter.wagenet@gmail.com</text:p>
          </table:table-cell>
          <table:table-cell office:value-type="string" calcext:value-type="string">
            <text:p>cthoburn@linkedin.com</text:p>
          </table:table-cell>
          <table:table-cell table:formula="of:=[.E42]&amp;&quot;,&quot;&amp;[.D43]" office:value-type="string" office:string-value="kamikillerto@gmail.com,jonathan.jackson1@me.com,bryanhickerson@users.noreply.github.com,gjastrab@gmail.com,cthoburn@linkedin.com" calcext:value-type="string">
            <text:p>kamikillerto@gmail.com,jonathan.jackson1@me.com,bryanhickerson@users.noreply.github.com,gjastrab@gmail.com,cthoburn@linkedin.com</text:p>
          </table:table-cell>
        </table:table-row>
        <table:table-row table:style-name="ro1">
          <table:table-cell/>
          <table:table-cell office:value-type="string" calcext:value-type="string">
            <text:p>wangxgwxg@gmail.com</text:p>
          </table:table-cell>
          <table:table-cell table:formula="of:=[.C43]&amp;&quot;,&quot;&amp;[.B44]" office:value-type="string" office:string-value="kris.selden@gmail.com,thoov7@gmail.com,bekzod@me.com,ef@alum.mit.edu,stopdropandrew@gmail.com,katie@kmg.io,bekzod@me.com,mfeckie@gmail.com,peter.wagenet@gmail.com,wangxgwxg@gmail.com" calcext:value-type="string">
            <text:p>kris.selden@gmail.com,thoov7@gmail.com,bekzod@me.com,ef@alum.mit.edu,stopdropandrew@gmail.com,katie@kmg.io,bekzod@me.com,mfeckie@gmail.com,peter.wagenet@gmail.com,wangxgwxg@gmail.com</text:p>
          </table:table-cell>
          <table:table-cell office:value-type="string" calcext:value-type="string">
            <text:p>godfreykfc@gmail.com</text:p>
          </table:table-cell>
          <table:table-cell table:formula="of:=[.E43]&amp;&quot;,&quot;&amp;[.D44]" office:value-type="string" office:string-value="kamikillerto@gmail.com,jonathan.jackson1@me.com,bryanhickerson@users.noreply.github.com,gjastrab@gmail.com,cthoburn@linkedin.com,godfreykfc@gmail.com" calcext:value-type="string">
            <text:p>kamikillerto@gmail.com,jonathan.jackson1@me.com,bryanhickerson@users.noreply.github.com,gjastrab@gmail.com,cthoburn@linkedin.com,godfreykfc@gmail.com</text:p>
          </table:table-cell>
        </table:table-row>
        <table:table-row table:style-name="ro1">
          <table:table-cell/>
          <table:table-cell office:value-type="string" calcext:value-type="string">
            <text:p>masita@zuru360.com</text:p>
          </table:table-cell>
          <table:table-cell table:formula="of:=[.C44]&amp;&quot;,&quot;&amp;[.B45]" office:value-type="string" office:string-value="kris.selden@gmail.com,thoov7@gmail.com,bekzod@me.com,ef@alum.mit.edu,stopdropandrew@gmail.com,katie@kmg.io,bekzod@me.com,mfeckie@gmail.com,peter.wagenet@gmail.com,wangxgwxg@gmail.com,masita@zuru360.com" calcext:value-type="string">
            <text:p>kris.selden@gmail.com,thoov7@gmail.com,bekzod@me.com,ef@alum.mit.edu,stopdropandrew@gmail.com,katie@kmg.io,bekzod@me.com,mfeckie@gmail.com,peter.wagenet@gmail.com,wangxgwxg@gmail.com,masita@zuru360.com</text:p>
          </table:table-cell>
          <table:table-cell office:value-type="string" calcext:value-type="string">
            <text:p>matt.beale@madhatted.com</text:p>
          </table:table-cell>
          <table:table-cell table:formula="of:=[.E44]&amp;&quot;,&quot;&amp;[.D45]" office:value-type="string" office:string-value="kamikillerto@gmail.com,jonathan.jackson1@me.com,bryanhickerson@users.noreply.github.com,gjastrab@gmail.com,cthoburn@linkedin.com,godfreykfc@gmail.com,matt.beale@madhatted.com" calcext:value-type="string">
            <text:p>kamikillerto@gmail.com,jonathan.jackson1@me.com,bryanhickerson@users.noreply.github.com,gjastrab@gmail.com,cthoburn@linkedin.com,godfreykfc@gmail.com,matt.beale@madhatted.com</text:p>
          </table:table-cell>
        </table:table-row>
        <table:table-row table:style-name="ro1">
          <table:table-cell/>
          <table:table-cell office:value-type="string" calcext:value-type="string">
            <text:p>serabe@gmail.com</text:p>
          </table:table-cell>
          <table:table-cell table:formula="of:=[.C45]&amp;&quot;,&quot;&amp;[.B46]" office:value-type="string" office:string-value="kris.selden@gmail.com,thoov7@gmail.com,bekzod@me.com,ef@alum.mit.edu,stopdropandrew@gmail.com,katie@kmg.io,bekzod@me.com,mfeckie@gmail.com,peter.wagenet@gmail.com,wangxgwxg@gmail.com,masita@zuru360.com,serabe@gmail.com" calcext:value-type="string">
            <text:p>kris.selden@gmail.com,thoov7@gmail.com,bekzod@me.com,ef@alum.mit.edu,stopdropandrew@gmail.com,katie@kmg.io,bekzod@me.com,mfeckie@gmail.com,peter.wagenet@gmail.com,wangxgwxg@gmail.com,masita@zuru360.com,serabe@gmail.com</text:p>
          </table:table-cell>
          <table:table-cell office:value-type="string" calcext:value-type="string">
            <text:p>lennyburdette@gmail.com</text:p>
          </table:table-cell>
          <table:table-cell table:formula="of:=[.E45]&amp;&quot;,&quot;&amp;[.D46]" office:value-type="string" office:string-value="kamikillerto@gmail.com,jonathan.jackson1@me.com,bryanhickerson@users.noreply.github.com,gjastrab@gmail.com,cthoburn@linkedin.com,godfreykfc@gmail.com,matt.beale@madhatted.com,lennyburdette@gmail.com" calcext:value-type="string">
            <text:p>kamikillerto@gmail.com,jonathan.jackson1@me.com,bryanhickerson@users.noreply.github.com,gjastrab@gmail.com,cthoburn@linkedin.com,godfreykfc@gmail.com,matt.beale@madhatted.com,lennyburdette@gmail.com</text:p>
          </table:table-cell>
        </table:table-row>
        <table:table-row table:style-name="ro1">
          <table:table-cell/>
          <table:table-cell office:value-type="string" calcext:value-type="string">
            <text:p>izaku@mail.ru</text:p>
          </table:table-cell>
          <table:table-cell table:formula="of:=[.C46]&amp;&quot;,&quot;&amp;[.B47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</text:p>
          </table:table-cell>
          <table:table-cell office:value-type="string" calcext:value-type="string">
            <text:p>gavinjoyce@gmail.com</text:p>
          </table:table-cell>
          <table:table-cell table:formula="of:=[.E46]&amp;&quot;,&quot;&amp;[.D47]" office:value-type="string" office:string-value="kamikillerto@gmail.com,jonathan.jackson1@me.com,bryanhickerson@users.noreply.github.com,gjastrab@gmail.com,cthoburn@linkedin.com,godfreykfc@gmail.com,matt.beale@madhatted.com,lennyburdette@gmail.com,gavinjoyce@gmail.com" calcext:value-type="string">
            <text:p>kamikillerto@gmail.com,jonathan.jackson1@me.com,bryanhickerson@users.noreply.github.com,gjastrab@gmail.com,cthoburn@linkedin.com,godfreykfc@gmail.com,matt.beale@madhatted.com,lennyburdette@gmail.com,gavinjoyce@gmail.com</text:p>
          </table:table-cell>
        </table:table-row>
        <table:table-row table:style-name="ro1">
          <table:table-cell/>
          <table:table-cell office:value-type="string" calcext:value-type="string">
            <text:p>jack@intercom.io</text:p>
          </table:table-cell>
          <table:table-cell table:formula="of:=[.C47]&amp;&quot;,&quot;&amp;[.B48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,jack@intercom.io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,jack@intercom.io</text:p>
          </table:table-cell>
          <table:table-cell office:value-type="string" calcext:value-type="string">
            <text:p>me@pzuraq.com</text:p>
          </table:table-cell>
          <table:table-cell table:formula="of:=[.E47]&amp;&quot;,&quot;&amp;[.D48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</text:p>
          </table:table-cell>
        </table:table-row>
        <table:table-row table:style-name="ro2">
          <table:table-cell/>
          <table:table-cell office:value-type="string" calcext:value-type="string">
            <text:p>ihmig@kaliber5.de</text:p>
          </table:table-cell>
          <table:table-cell table:formula="of:=[.C48]&amp;&quot;,&quot;&amp;[.B49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,jack@intercom.io,ihmig@kaliber5.de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,jack@intercom.io,ihmig@kaliber5.de</text:p>
          </table:table-cell>
          <table:table-cell office:value-type="string" calcext:value-type="string">
            <text:p>andrey.khomenko@siemens.com</text:p>
          </table:table-cell>
          <table:table-cell table:formula="of:=[.E48]&amp;&quot;,&quot;&amp;[.D49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</text:p>
          </table:table-cell>
        </table:table-row>
        <table:table-row table:style-name="ro1">
          <table:table-cell/>
          <table:table-cell office:value-type="string" calcext:value-type="string">
            <text:p>christoffer@artmann.co</text:p>
          </table:table-cell>
          <table:table-cell table:formula="of:=[.C49]&amp;&quot;,&quot;&amp;[.B50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</text:p>
          </table:table-cell>
          <table:table-cell office:value-type="string" calcext:value-type="string">
            <text:p>marcoumpierrez@gmail.com</text:p>
          </table:table-cell>
          <table:table-cell table:formula="of:=[.E49]&amp;&quot;,&quot;&amp;[.D50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</text:p>
          </table:table-cell>
        </table:table-row>
        <table:table-row table:style-name="ro1">
          <table:table-cell/>
          <table:table-cell office:value-type="string" calcext:value-type="string">
            <text:p>rjackson@linkedin.com</text:p>
          </table:table-cell>
          <table:table-cell table:formula="of:=[.C50]&amp;&quot;,&quot;&amp;[.B51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,rjackson@linkedin.com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,rjackson@linkedin.com</text:p>
          </table:table-cell>
          <table:table-cell office:value-type="string" calcext:value-type="string">
            <text:p>LPSego3+dev@gmail.com</text:p>
          </table:table-cell>
          <table:table-cell table:formula="of:=[.E50]&amp;&quot;,&quot;&amp;[.D51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</text:p>
          </table:table-cell>
        </table:table-row>
        <table:table-row table:style-name="ro1">
          <table:table-cell/>
          <table:table-cell office:value-type="string" calcext:value-type="string">
            <text:p>yyx990803@gmail.com</text:p>
          </table:table-cell>
          <table:table-cell table:formula="of:=[.C51]&amp;&quot;,&quot;&amp;[.B52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,rjackson@linkedin.com,yyx990803@gmail.com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,rjackson@linkedin.com,yyx990803@gmail.com</text:p>
          </table:table-cell>
          <table:table-cell office:value-type="string" calcext:value-type="string">
            <text:p>tobias.bieniek@gmail.com</text:p>
          </table:table-cell>
          <table:table-cell table:formula="of:=[.E51]&amp;&quot;,&quot;&amp;[.D52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</text:p>
          </table:table-cell>
        </table:table-row>
        <table:table-row table:style-name="ro1">
          <table:table-cell/>
          <table:table-cell office:value-type="string" calcext:value-type="string">
            <text:p>gavrashenko@gmail.com</text:p>
          </table:table-cell>
          <table:table-cell table:formula="of:=[.C52]&amp;&quot;,&quot;&amp;[.B53]" office:value-type="string" office:string-value="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,rjackson@linkedin.com,yyx990803@gmail.com,gavrashenko@gmail.com" calcext:value-type="string">
            <text:p>kris.selden@gmail.com,thoov7@gmail.com,bekzod@me.com,ef@alum.mit.edu,stopdropandrew@gmail.com,katie@kmg.io,bekzod@me.com,mfeckie@gmail.com,peter.wagenet@gmail.com,wangxgwxg@gmail.com,masita@zuru360.com,serabe@gmail.com,izaku@mail.ru,jack@intercom.io,ihmig@kaliber5.de,christoffer@artmann.co,rjackson@linkedin.com,yyx990803@gmail.com,gavrashenko@gmail.com</text:p>
          </table:table-cell>
          <table:table-cell office:value-type="string" calcext:value-type="string">
            <text:p>godfreykfc@gmail.com</text:p>
          </table:table-cell>
          <table:table-cell table:formula="of:=[.E52]&amp;&quot;,&quot;&amp;[.D53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sean.larkin@cuw.edu</text:p>
          </table:table-cell>
          <table:table-cell table:style-name="Default" table:formula="of:=[.B54]" office:value-type="string" office:string-value="sean.larkin@cuw.edu" calcext:value-type="string">
            <text:p>sean.larkin@cuw.edu</text:p>
          </table:table-cell>
          <table:table-cell office:value-type="string" calcext:value-type="string">
            <text:p>sfoote@linkedin.com</text:p>
          </table:table-cell>
          <table:table-cell table:formula="of:=[.E53]&amp;&quot;,&quot;&amp;[.D54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,sfoote@linkedin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,sfoote@linkedin.com</text:p>
          </table:table-cell>
        </table:table-row>
        <table:table-row table:style-name="ro2">
          <table:table-cell/>
          <table:table-cell office:value-type="string" calcext:value-type="string">
            <text:p>jonkofee@icloud.com</text:p>
          </table:table-cell>
          <table:table-cell table:formula="of:=[.C54]&amp;&quot;,&quot;&amp;[.B55]" office:value-type="string" office:string-value="sean.larkin@cuw.edu,jonkofee@icloud.com" calcext:value-type="string">
            <text:p>sean.larkin@cuw.edu,jonkofee@icloud.com</text:p>
          </table:table-cell>
          <table:table-cell office:value-type="string" calcext:value-type="string">
            <text:p>tony.ward@toyotaconnected.com</text:p>
          </table:table-cell>
          <table:table-cell table:formula="of:=[.E54]&amp;&quot;,&quot;&amp;[.D55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,sfoote@linkedin.com,tony.ward@toyotaconnected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,sfoote@linkedin.com,tony.ward@toyotaconnected.com</text:p>
          </table:table-cell>
        </table:table-row>
        <table:table-row table:style-name="ro2">
          <table:table-cell/>
          <table:table-cell office:value-type="string" calcext:value-type="string">
            <text:p>clark.duxin@gmail.com</text:p>
          </table:table-cell>
          <table:table-cell table:formula="of:=[.C55]&amp;&quot;,&quot;&amp;[.B56]" office:value-type="string" office:string-value="sean.larkin@cuw.edu,jonkofee@icloud.com,clark.duxin@gmail.com" calcext:value-type="string">
            <text:p>sean.larkin@cuw.edu,jonkofee@icloud.com,clark.duxin@gmail.com</text:p>
          </table:table-cell>
          <table:table-cell office:value-type="string" calcext:value-type="string">
            <text:p>posva@users.noreply.github.com</text:p>
          </table:table-cell>
          <table:table-cell table:formula="of:=[.E55]&amp;&quot;,&quot;&amp;[.D56]" office:value-type="string" office:string-value="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,sfoote@linkedin.com,tony.ward@toyotaconnected.com,posva@users.noreply.github.com" calcext:value-type="string">
            <text:p>kamikillerto@gmail.com,jonathan.jackson1@me.com,bryanhickerson@users.noreply.github.com,gjastrab@gmail.com,cthoburn@linkedin.com,godfreykfc@gmail.com,matt.beale@madhatted.com,lennyburdette@gmail.com,gavinjoyce@gmail.com,me@pzuraq.com,andrey.khomenko@siemens.com,marcoumpierrez@gmail.com,LPSego3+dev@gmail.com,tobias.bieniek@gmail.com,godfreykfc@gmail.com,sfoote@linkedin.com,tony.ward@toyotaconnected.com,posva@users.noreply.github.com</text:p>
          </table:table-cell>
        </table:table-row>
        <table:table-row table:style-name="ro1">
          <table:table-cell/>
          <table:table-cell office:value-type="string" calcext:value-type="string">
            <text:p>daniel.c.herman@gmail.com</text:p>
          </table:table-cell>
          <table:table-cell table:formula="of:=[.C56]&amp;&quot;,&quot;&amp;[.B57]" office:value-type="string" office:string-value="sean.larkin@cuw.edu,jonkofee@icloud.com,clark.duxin@gmail.com,daniel.c.herman@gmail.com" calcext:value-type="string">
            <text:p>sean.larkin@cuw.edu,jonkofee@icloud.com,clark.duxin@gmail.com,daniel.c.herman@gmail.com</text:p>
          </table:table-cell>
          <table:table-cell office:value-type="string" calcext:value-type="string">
            <text:p>HcySunYang@outlook.com</text:p>
          </table:table-cell>
          <table:table-cell table:formula="of:=[.D57]" office:value-type="string" office:string-value="HcySunYang@outlook.com" calcext:value-type="string">
            <text:p>HcySunYang@outlook.com</text:p>
          </table:table-cell>
        </table:table-row>
        <table:table-row table:style-name="ro1">
          <table:table-cell/>
          <table:table-cell office:value-type="string" calcext:value-type="string">
            <text:p>xujiongbo@gmail.com</text:p>
          </table:table-cell>
          <table:table-cell table:formula="of:=[.C57]&amp;&quot;,&quot;&amp;[.B58]" office:value-type="string" office:string-value="sean.larkin@cuw.edu,jonkofee@icloud.com,clark.duxin@gmail.com,daniel.c.herman@gmail.com,xujiongbo@gmail.com" calcext:value-type="string">
            <text:p>sean.larkin@cuw.edu,jonkofee@icloud.com,clark.duxin@gmail.com,daniel.c.herman@gmail.com,xujiongbo@gmail.com</text:p>
          </table:table-cell>
          <table:table-cell office:value-type="string" calcext:value-type="string">
            <text:p>hellorobertp@gmail.com</text:p>
          </table:table-cell>
          <table:table-cell table:formula="of:=[.E57]&amp;&quot;,&quot;&amp;[.D58]" office:value-type="string" office:string-value="HcySunYang@outlook.com,hellorobertp@gmail.com" calcext:value-type="string">
            <text:p>HcySunYang@outlook.com,hellorobertp@gmail.com</text:p>
          </table:table-cell>
        </table:table-row>
        <table:table-row table:style-name="ro1">
          <table:table-cell/>
          <table:table-cell office:value-type="string" calcext:value-type="string">
            <text:p>stukak@gmail.com</text:p>
          </table:table-cell>
          <table:table-cell table:formula="of:=[.C58]&amp;&quot;,&quot;&amp;[.B59]" office:value-type="string" office:string-value="sean.larkin@cuw.edu,jonkofee@icloud.com,clark.duxin@gmail.com,daniel.c.herman@gmail.com,xujiongbo@gmail.com,stukak@gmail.com" calcext:value-type="string">
            <text:p>sean.larkin@cuw.edu,jonkofee@icloud.com,clark.duxin@gmail.com,daniel.c.herman@gmail.com,xujiongbo@gmail.com,stukak@gmail.com</text:p>
          </table:table-cell>
          <table:table-cell office:value-type="string" calcext:value-type="string">
            <text:p>dsonet@msn.com</text:p>
          </table:table-cell>
          <table:table-cell table:formula="of:=[.E58]&amp;&quot;,&quot;&amp;[.D59]" office:value-type="string" office:string-value="HcySunYang@outlook.com,hellorobertp@gmail.com,dsonet@msn.com" calcext:value-type="string">
            <text:p>HcySunYang@outlook.com,hellorobertp@gmail.com,dsonet@msn.com</text:p>
          </table:table-cell>
        </table:table-row>
        <table:table-row table:style-name="ro1">
          <table:table-cell/>
          <table:table-cell office:value-type="string" calcext:value-type="string">
            <text:p>gcaufy@gmail.com</text:p>
          </table:table-cell>
          <table:table-cell table:formula="of:=[.C59]&amp;&quot;,&quot;&amp;[.B60]" office:value-type="string" office:string-value="sean.larkin@cuw.edu,jonkofee@icloud.com,clark.duxin@gmail.com,daniel.c.herman@gmail.com,xujiongbo@gmail.com,stukak@gmail.com,gcaufy@gmail.com" calcext:value-type="string">
            <text:p>sean.larkin@cuw.edu,jonkofee@icloud.com,clark.duxin@gmail.com,daniel.c.herman@gmail.com,xujiongbo@gmail.com,stukak@gmail.com,gcaufy@gmail.com</text:p>
          </table:table-cell>
          <table:table-cell office:value-type="string" calcext:value-type="string">
            <text:p>axelut@me.com</text:p>
          </table:table-cell>
          <table:table-cell table:formula="of:=[.E59]&amp;&quot;,&quot;&amp;[.D60]" office:value-type="string" office:string-value="HcySunYang@outlook.com,hellorobertp@gmail.com,dsonet@msn.com,axelut@me.com" calcext:value-type="string">
            <text:p>HcySunYang@outlook.com,hellorobertp@gmail.com,dsonet@msn.com,axelut@me.com</text:p>
          </table:table-cell>
        </table:table-row>
        <table:table-row table:style-name="ro1">
          <table:table-cell/>
          <table:table-cell office:value-type="string" calcext:value-type="string">
            <text:p>ktsn55@gmail.com</text:p>
          </table:table-cell>
          <table:table-cell table:formula="of:=[.C60]&amp;&quot;,&quot;&amp;[.B61]" office:value-type="string" office:string-value="sean.larkin@cuw.edu,jonkofee@icloud.com,clark.duxin@gmail.com,daniel.c.herman@gmail.com,xujiongbo@gmail.com,stukak@gmail.com,gcaufy@gmail.com,ktsn55@gmail.com" calcext:value-type="string">
            <text:p>sean.larkin@cuw.edu,jonkofee@icloud.com,clark.duxin@gmail.com,daniel.c.herman@gmail.com,xujiongbo@gmail.com,stukak@gmail.com,gcaufy@gmail.com,ktsn55@gmail.com</text:p>
          </table:table-cell>
          <table:table-cell office:value-type="string" calcext:value-type="string">
            <text:p>yyx990803@gmail.com</text:p>
          </table:table-cell>
          <table:table-cell table:formula="of:=[.E60]&amp;&quot;,&quot;&amp;[.D61]" office:value-type="string" office:string-value="HcySunYang@outlook.com,hellorobertp@gmail.com,dsonet@msn.com,axelut@me.com,yyx990803@gmail.com" calcext:value-type="string">
            <text:p>HcySunYang@outlook.com,hellorobertp@gmail.com,dsonet@msn.com,axelut@me.com,yyx990803@gmail.com</text:p>
          </table:table-cell>
        </table:table-row>
        <table:table-row table:style-name="ro1">
          <table:table-cell/>
          <table:table-cell office:value-type="string" calcext:value-type="string">
            <text:p>jingkai.zhao@foxmail.com</text:p>
          </table:table-cell>
          <table:table-cell table:formula="of:=[.C61]&amp;&quot;,&quot;&amp;[.B62]" office:value-type="string" office:string-value="sean.larkin@cuw.edu,jonkofee@icloud.com,clark.duxin@gmail.com,daniel.c.herman@gmail.com,xujiongbo@gmail.com,stukak@gmail.com,gcaufy@gmail.com,ktsn55@gmail.com,jingkai.zhao@foxmail.com" calcext:value-type="string">
            <text:p>sean.larkin@cuw.edu,jonkofee@icloud.com,clark.duxin@gmail.com,daniel.c.herman@gmail.com,xujiongbo@gmail.com,stukak@gmail.com,gcaufy@gmail.com,ktsn55@gmail.com,jingkai.zhao@foxmail.com</text:p>
          </table:table-cell>
          <table:table-cell office:value-type="string" calcext:value-type="string">
            <text:p>gebilaoxiong@gmail.com</text:p>
          </table:table-cell>
          <table:table-cell table:formula="of:=[.E61]&amp;&quot;,&quot;&amp;[.D62]" office:value-type="string" office:string-value="HcySunYang@outlook.com,hellorobertp@gmail.com,dsonet@msn.com,axelut@me.com,yyx990803@gmail.com,gebilaoxiong@gmail.com" calcext:value-type="string">
            <text:p>HcySunYang@outlook.com,hellorobertp@gmail.com,dsonet@msn.com,axelut@me.com,yyx990803@gmail.com,gebilaoxiong@gmail.com</text:p>
          </table:table-cell>
        </table:table-row>
        <table:table-row table:style-name="ro2">
          <table:table-cell/>
          <table:table-cell office:value-type="string" calcext:value-type="string">
            <text:p>g-plane@hotmail.com</text:p>
          </table:table-cell>
          <table:table-cell table:formula="of:=[.C62]&amp;&quot;,&quot;&amp;[.B63]" office:value-type="string" office:string-value="sean.larkin@cuw.edu,jonkofee@icloud.com,clark.duxin@gmail.com,daniel.c.herman@gmail.com,xujiongbo@gmail.com,stukak@gmail.com,gcaufy@gmail.com,ktsn55@gmail.com,jingkai.zhao@foxmail.com,g-plane@hotmail.com" calcext:value-type="string">
            <text:p>sean.larkin@cuw.edu,jonkofee@icloud.com,clark.duxin@gmail.com,daniel.c.herman@gmail.com,xujiongbo@gmail.com,stukak@gmail.com,gcaufy@gmail.com,ktsn55@gmail.com,jingkai.zhao@foxmail.com,g-plane@hotmail.com</text:p>
          </table:table-cell>
          <table:table-cell office:value-type="string" calcext:value-type="string">
            <text:p>Felix.Buenemann@gmail.com</text:p>
          </table:table-cell>
          <table:table-cell table:formula="of:=[.E62]&amp;&quot;,&quot;&amp;[.D63]" office:value-type="string" office:string-value="HcySunYang@outlook.com,hellorobertp@gmail.com,dsonet@msn.com,axelut@me.com,yyx990803@gmail.com,gebilaoxiong@gmail.com,Felix.Buenemann@gmail.com" calcext:value-type="string">
            <text:p>HcySunYang@outlook.com,hellorobertp@gmail.com,dsonet@msn.com,axelut@me.com,yyx990803@gmail.com,gebilaoxiong@gmail.com,Felix.Buenemann@gmail.com</text:p>
          </table:table-cell>
        </table:table-row>
        <table:table-row table:style-name="ro1">
          <table:table-cell/>
          <table:table-cell office:value-type="string" calcext:value-type="string">
            <text:p>mail@sleewoo.com</text:p>
          </table:table-cell>
          <table:table-cell table:formula="of:=[.C63]&amp;&quot;,&quot;&amp;[.B64]" office:value-type="string" office:string-value="sean.larkin@cuw.edu,jonkofee@icloud.com,clark.duxin@gmail.com,daniel.c.herman@gmail.com,xujiongbo@gmail.com,stukak@gmail.com,gcaufy@gmail.com,ktsn55@gmail.com,jingkai.zhao@foxmail.com,g-plane@hotmail.com,mail@sleewoo.com" calcext:value-type="string">
            <text:p>sean.larkin@cuw.edu,jonkofee@icloud.com,clark.duxin@gmail.com,daniel.c.herman@gmail.com,xujiongbo@gmail.com,stukak@gmail.com,gcaufy@gmail.com,ktsn55@gmail.com,jingkai.zhao@foxmail.com,g-plane@hotmail.com,mail@sleewoo.com</text:p>
          </table:table-cell>
          <table:table-cell office:value-type="string" calcext:value-type="string">
            <text:p>dominik.rabij@gmail.com</text:p>
          </table:table-cell>
          <table:table-cell table:formula="of:=[.E63]&amp;&quot;,&quot;&amp;[.D64]" office:value-type="string" office:string-value="HcySunYang@outlook.com,hellorobertp@gmail.com,dsonet@msn.com,axelut@me.com,yyx990803@gmail.com,gebilaoxiong@gmail.com,Felix.Buenemann@gmail.com,dominik.rabij@gmail.com" calcext:value-type="string">
            <text:p>HcySunYang@outlook.com,hellorobertp@gmail.com,dsonet@msn.com,axelut@me.com,yyx990803@gmail.com,gebilaoxiong@gmail.com,Felix.Buenemann@gmail.com,dominik.rabij@gmail.com</text:p>
          </table:table-cell>
        </table:table-row>
        <table:table-row table:style-name="ro1">
          <table:table-cell/>
          <table:table-cell office:value-type="string" calcext:value-type="string">
            <text:p>mniya321@gmail.com</text:p>
          </table:table-cell>
          <table:table-cell table:formula="of:=[.C64]&amp;&quot;,&quot;&amp;[.B65]" office:value-type="string" office:string-value="sean.larkin@cuw.edu,jonkofee@icloud.com,clark.duxin@gmail.com,daniel.c.herman@gmail.com,xujiongbo@gmail.com,stukak@gmail.com,gcaufy@gmail.com,ktsn55@gmail.com,jingkai.zhao@foxmail.com,g-plane@hotmail.com,mail@sleewoo.com,mniya321@gmail.com" calcext:value-type="string">
            <text:p>sean.larkin@cuw.edu,jonkofee@icloud.com,clark.duxin@gmail.com,daniel.c.herman@gmail.com,xujiongbo@gmail.com,stukak@gmail.com,gcaufy@gmail.com,ktsn55@gmail.com,jingkai.zhao@foxmail.com,g-plane@hotmail.com,mail@sleewoo.com,mniya321@gmail.com</text:p>
          </table:table-cell>
          <table:table-cell office:value-type="string" calcext:value-type="string">
            <text:p>kawakazu80@gmail.com</text:p>
          </table:table-cell>
          <table:table-cell table:formula="of:=[.E64]&amp;&quot;,&quot;&amp;[.D65]" office:value-type="string" office:string-value="HcySunYang@outlook.com,hellorobertp@gmail.com,dsonet@msn.com,axelut@me.com,yyx990803@gmail.com,gebilaoxiong@gmail.com,Felix.Buenemann@gmail.com,dominik.rabij@gmail.com,kawakazu80@gmail.com" calcext:value-type="string">
            <text:p>HcySunYang@outlook.com,hellorobertp@gmail.com,dsonet@msn.com,axelut@me.com,yyx990803@gmail.com,gebilaoxiong@gmail.com,Felix.Buenemann@gmail.com,dominik.rabij@gmail.com,kawakazu80@gmail.com</text:p>
          </table:table-cell>
        </table:table-row>
        <table:table-row table:style-name="ro1">
          <table:table-cell/>
          <table:table-cell office:value-type="string" calcext:value-type="string">
            <text:p>david@nuescheler.ch</text:p>
          </table:table-cell>
          <table:table-cell table:formula="of:=[.C65]&amp;&quot;,&quot;&amp;[.B66]" office:value-type="string" office:string-value="sean.larkin@cuw.edu,jonkofee@icloud.com,clark.duxin@gmail.com,daniel.c.herman@gmail.com,xujiongbo@gmail.com,stukak@gmail.com,gcaufy@gmail.com,ktsn55@gmail.com,jingkai.zhao@foxmail.com,g-plane@hotmail.com,mail@sleewoo.com,mniya321@gmail.com,david@nuescheler.ch" calcext:value-type="string">
            <text:p>sean.larkin@cuw.edu,jonkofee@icloud.com,clark.duxin@gmail.com,daniel.c.herman@gmail.com,xujiongbo@gmail.com,stukak@gmail.com,gcaufy@gmail.com,ktsn55@gmail.com,jingkai.zhao@foxmail.com,g-plane@hotmail.com,mail@sleewoo.com,mniya321@gmail.com,david@nuescheler.ch</text:p>
          </table:table-cell>
          <table:table-cell office:value-type="string" calcext:value-type="string">
            <text:p>flaviocorpa@gmail.com</text:p>
          </table:table-cell>
          <table:table-cell table:formula="of:=[.E65]&amp;&quot;,&quot;&amp;[.D66]" office:value-type="string" office:string-value="HcySunYang@outlook.com,hellorobertp@gmail.com,dsonet@msn.com,axelut@me.com,yyx990803@gmail.com,gebilaoxiong@gmail.com,Felix.Buenemann@gmail.com,dominik.rabij@gmail.com,kawakazu80@gmail.com,flaviocorpa@gmail.com" calcext:value-type="string">
            <text:p>HcySunYang@outlook.com,hellorobertp@gmail.com,dsonet@msn.com,axelut@me.com,yyx990803@gmail.com,gebilaoxiong@gmail.com,Felix.Buenemann@gmail.com,dominik.rabij@gmail.com,kawakazu80@gmail.com,flaviocorpa@gmail.com</text:p>
          </table:table-cell>
        </table:table-row>
        <table:table-row table:style-name="ro1">
          <table:table-cell office:value-type="string" calcext:value-type="string">
            <text:p>cakephp</text:p>
          </table:table-cell>
          <table:table-cell office:value-type="string" calcext:value-type="string">
            <text:p>jeremy@someguyjeremy.com</text:p>
          </table:table-cell>
          <table:table-cell table:style-name="Default" table:formula="of:=[.B67]" office:value-type="string" office:string-value="jeremy@someguyjeremy.com" calcext:value-type="string">
            <text:p>jeremy@someguyjeremy.com</text:p>
          </table:table-cell>
          <table:table-cell office:value-type="string" calcext:value-type="string">
            <text:p>chriscasola@gmail.com</text:p>
          </table:table-cell>
          <table:table-cell table:formula="of:=[.E66]&amp;&quot;,&quot;&amp;[.D67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</text:p>
          </table:table-cell>
        </table:table-row>
        <table:table-row table:style-name="ro2">
          <table:table-cell/>
          <table:table-cell office:value-type="string" calcext:value-type="string">
            <text:p>admad.coder@gmail.com</text:p>
          </table:table-cell>
          <table:table-cell table:formula="of:=[.C67]&amp;&quot;,&quot;&amp;[.B68]" office:value-type="string" office:string-value="jeremy@someguyjeremy.com,admad.coder@gmail.com" calcext:value-type="string">
            <text:p>jeremy@someguyjeremy.com,admad.coder@gmail.com</text:p>
          </table:table-cell>
          <table:table-cell office:value-type="string" calcext:value-type="string">
            <text:p>fenduru@users.noreply.github.com</text:p>
          </table:table-cell>
          <table:table-cell table:formula="of:=[.E67]&amp;&quot;,&quot;&amp;[.D68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</text:p>
          </table:table-cell>
        </table:table-row>
        <table:table-row table:style-name="ro1">
          <table:table-cell/>
          <table:table-cell office:value-type="string" calcext:value-type="string">
            <text:p>highstrike@gmail.com</text:p>
          </table:table-cell>
          <table:table-cell table:formula="of:=[.C68]&amp;&quot;,&quot;&amp;[.B69]" office:value-type="string" office:string-value="jeremy@someguyjeremy.com,admad.coder@gmail.com,highstrike@gmail.com" calcext:value-type="string">
            <text:p>jeremy@someguyjeremy.com,admad.coder@gmail.com,highstrike@gmail.com</text:p>
          </table:table-cell>
          <table:table-cell table:style-name="ce3" office:value-type="string" calcext:value-type="string">
            <text:p><text:a xlink:href="mailto:ktsn55@gmail.com" xlink:type="simple">ktsn55@gmail.com</text:a></text:p>
          </table:table-cell>
          <table:table-cell table:formula="of:=[.E68]&amp;&quot;,&quot;&amp;[.D69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</text:p>
          </table:table-cell>
        </table:table-row>
        <table:table-row table:style-name="ro1">
          <table:table-cell/>
          <table:table-cell office:value-type="string" calcext:value-type="string">
            <text:p>bmoez.j@gmail.com</text:p>
          </table:table-cell>
          <table:table-cell table:formula="of:=[.C69]&amp;&quot;,&quot;&amp;[.B70]" office:value-type="string" office:string-value="jeremy@someguyjeremy.com,admad.coder@gmail.com,highstrike@gmail.com,bmoez.j@gmail.com" calcext:value-type="string">
            <text:p>jeremy@someguyjeremy.com,admad.coder@gmail.com,highstrike@gmail.com,bmoez.j@gmail.com</text:p>
          </table:table-cell>
          <table:table-cell office:value-type="string" calcext:value-type="string">
            <text:p>admin@1stg.me</text:p>
          </table:table-cell>
          <table:table-cell table:formula="of:=[.E69]&amp;&quot;,&quot;&amp;[.D70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</text:p>
          </table:table-cell>
        </table:table-row>
        <table:table-row table:style-name="ro1">
          <table:table-cell/>
          <table:table-cell office:value-type="string" calcext:value-type="string">
            <text:p>saeideng@yahoo.com</text:p>
          </table:table-cell>
          <table:table-cell table:formula="of:=[.C70]&amp;&quot;,&quot;&amp;[.B71]" office:value-type="string" office:string-value="jeremy@someguyjeremy.com,admad.coder@gmail.com,highstrike@gmail.com,bmoez.j@gmail.com,saeideng@yahoo.com" calcext:value-type="string">
            <text:p>jeremy@someguyjeremy.com,admad.coder@gmail.com,highstrike@gmail.com,bmoez.j@gmail.com,saeideng@yahoo.com</text:p>
          </table:table-cell>
          <table:table-cell office:value-type="string" calcext:value-type="string">
            <text:p>palashm@live.in</text:p>
          </table:table-cell>
          <table:table-cell table:formula="of:=[.E70]&amp;&quot;,&quot;&amp;[.D71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</text:p>
          </table:table-cell>
        </table:table-row>
        <table:table-row table:style-name="ro2">
          <table:table-cell/>
          <table:table-cell office:value-type="string" calcext:value-type="string">
            <text:p>chinpei215@hotmail.com</text:p>
          </table:table-cell>
          <table:table-cell table:formula="of:=[.C71]&amp;&quot;,&quot;&amp;[.B72]" office:value-type="string" office:string-value="jeremy@someguyjeremy.com,admad.coder@gmail.com,highstrike@gmail.com,bmoez.j@gmail.com,saeideng@yahoo.com,chinpei215@hotmail.com" calcext:value-type="string">
            <text:p>jeremy@someguyjeremy.com,admad.coder@gmail.com,highstrike@gmail.com,bmoez.j@gmail.com,saeideng@yahoo.com,chinpei215@hotmail.com</text:p>
          </table:table-cell>
          <table:table-cell office:value-type="string" calcext:value-type="string">
            <text:p>ot.nick.dot.messing@gmail.com</text:p>
          </table:table-cell>
          <table:table-cell table:formula="of:=[.E71]&amp;&quot;,&quot;&amp;[.D72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</text:p>
          </table:table-cell>
        </table:table-row>
        <table:table-row table:style-name="ro3">
          <table:table-cell/>
          <table:table-cell office:value-type="string" calcext:value-type="string">
            <text:p>support@stickler-ci.com</text:p>
          </table:table-cell>
          <table:table-cell table:formula="of:=[.C72]&amp;&quot;,&quot;&amp;[.B73]" office:value-type="string" office:string-value="jeremy@someguyjeremy.com,admad.coder@gmail.com,highstrike@gmail.com,bmoez.j@gmail.com,saeideng@yahoo.com,chinpei215@hotmail.com,support@stickler-ci.com" calcext:value-type="string">
            <text:p>jeremy@someguyjeremy.com,admad.coder@gmail.com,highstrike@gmail.com,bmoez.j@gmail.com,saeideng@yahoo.com,chinpei215@hotmail.com,support@stickler-ci.com</text:p>
          </table:table-cell>
          <table:table-cell office:value-type="string" calcext:value-type="string">
            <text:p>github-46j8925q79hg@nowak-media.de</text:p>
          </table:table-cell>
          <table:table-cell table:formula="of:=[.E72]&amp;&quot;,&quot;&amp;[.D73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,github-46j8925q79hg@nowak-media.de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,github-46j8925q79hg@nowak-media.de</text:p>
          </table:table-cell>
        </table:table-row>
        <table:table-row table:style-name="ro1">
          <table:table-cell/>
          <table:table-cell office:value-type="string" calcext:value-type="string">
            <text:p>seto@catchup.co.jp</text:p>
          </table:table-cell>
          <table:table-cell table:formula="of:=[.C73]&amp;&quot;,&quot;&amp;[.B74]" office:value-type="string" office:string-value="jeremy@someguyjeremy.com,admad.coder@gmail.com,highstrike@gmail.com,bmoez.j@gmail.com,saeideng@yahoo.com,chinpei215@hotmail.com,support@stickler-ci.com,seto@catchup.co.jp" calcext:value-type="string">
            <text:p>jeremy@someguyjeremy.com,admad.coder@gmail.com,highstrike@gmail.com,bmoez.j@gmail.com,saeideng@yahoo.com,chinpei215@hotmail.com,support@stickler-ci.com,seto@catchup.co.jp</text:p>
          </table:table-cell>
          <table:table-cell office:value-type="string" calcext:value-type="string">
            <text:p>iliep@softconsultant.ro</text:p>
          </table:table-cell>
          <table:table-cell table:formula="of:=[.E73]&amp;&quot;,&quot;&amp;[.D74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,github-46j8925q79hg@nowak-media.de,iliep@softconsultant.ro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,github-46j8925q79hg@nowak-media.de,iliep@softconsultant.ro</text:p>
          </table:table-cell>
        </table:table-row>
        <table:table-row table:style-name="ro1">
          <table:table-cell/>
          <table:table-cell office:value-type="string" calcext:value-type="string">
            <text:p>brian.french@nih.gov</text:p>
          </table:table-cell>
          <table:table-cell table:formula="of:=[.C74]&amp;&quot;,&quot;&amp;[.B75]" office:value-type="string" office:string-value="jeremy@someguyjeremy.com,admad.coder@gmail.com,highstrike@gmail.com,bmoez.j@gmail.com,saeideng@yahoo.com,chinpei215@hotmail.com,support@stickler-ci.com,seto@catchup.co.jp,brian.french@nih.gov" calcext:value-type="string">
            <text:p>jeremy@someguyjeremy.com,admad.coder@gmail.com,highstrike@gmail.com,bmoez.j@gmail.com,saeideng@yahoo.com,chinpei215@hotmail.com,support@stickler-ci.com,seto@catchup.co.jp,brian.french@nih.gov</text:p>
          </table:table-cell>
          <table:table-cell office:value-type="string" calcext:value-type="string">
            <text:p>mark@mark-story.com</text:p>
          </table:table-cell>
          <table:table-cell table:formula="of:=[.E74]&amp;&quot;,&quot;&amp;[.D75]" office:value-type="string" office:string-value="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,github-46j8925q79hg@nowak-media.de,iliep@softconsultant.ro,mark@mark-story.com" calcext:value-type="string">
            <text:p>HcySunYang@outlook.com,hellorobertp@gmail.com,dsonet@msn.com,axelut@me.com,yyx990803@gmail.com,gebilaoxiong@gmail.com,Felix.Buenemann@gmail.com,dominik.rabij@gmail.com,kawakazu80@gmail.com,flaviocorpa@gmail.com,chriscasola@gmail.com,fenduru@users.noreply.github.com,ktsn55@gmail.com,admin@1stg.me,palashm@live.in,ot.nick.dot.messing@gmail.com,github-46j8925q79hg@nowak-media.de,iliep@softconsultant.ro,mark@mark-story.com</text:p>
          </table:table-cell>
        </table:table-row>
        <table:table-row table:style-name="ro2">
          <table:table-cell/>
          <table:table-cell office:value-type="string" calcext:value-type="string">
            <text:p>kalessil@gmail.com</text:p>
          </table:table-cell>
          <table:table-cell table:formula="of:=[.C75]&amp;&quot;,&quot;&amp;[.B76]" office:value-type="string" office:string-value="jeremy@someguyjeremy.com,admad.coder@gmail.com,highstrike@gmail.com,bmoez.j@gmail.com,saeideng@yahoo.com,chinpei215@hotmail.com,support@stickler-ci.com,seto@catchup.co.jp,brian.french@nih.gov,kalessil@gmail.com" calcext:value-type="string">
            <text:p>jeremy@someguyjeremy.com,admad.coder@gmail.com,highstrike@gmail.com,bmoez.j@gmail.com,saeideng@yahoo.com,chinpei215@hotmail.com,support@stickler-ci.com,seto@catchup.co.jp,brian.french@nih.gov,kalessil@gmail.com</text:p>
          </table:table-cell>
          <table:table-cell office:value-type="string" calcext:value-type="string">
            <text:p>florian.kraemer@kreative-design.net</text:p>
          </table:table-cell>
          <table:table-cell table:formula="of:=[.D76]" office:value-type="string" office:string-value="florian.kraemer@kreative-design.net" calcext:value-type="string">
            <text:p>florian.kraemer@kreative-design.net</text:p>
          </table:table-cell>
        </table:table-row>
        <table:table-row table:style-name="ro1">
          <table:table-cell/>
          <table:table-cell office:value-type="string" calcext:value-type="string">
            <text:p>iliep@softconsultant.ro</text:p>
          </table:table-cell>
          <table:table-cell table:formula="of:=[.C76]&amp;&quot;,&quot;&amp;[.B77]" office:value-type="string" office:string-value="jeremy@someguyjeremy.com,admad.coder@gmail.com,highstrike@gmail.com,bmoez.j@gmail.com,saeideng@yahoo.com,chinpei215@hotmail.com,support@stickler-ci.com,seto@catchup.co.jp,brian.french@nih.gov,kalessil@gmail.com,iliep@softconsultant.ro" calcext:value-type="string">
            <text:p>jeremy@someguyjeremy.com,admad.coder@gmail.com,highstrike@gmail.com,bmoez.j@gmail.com,saeideng@yahoo.com,chinpei215@hotmail.com,support@stickler-ci.com,seto@catchup.co.jp,brian.french@nih.gov,kalessil@gmail.com,iliep@softconsultant.ro</text:p>
          </table:table-cell>
          <table:table-cell office:value-type="string" calcext:value-type="string">
            <text:p>jeremy@someguyjeremy.com</text:p>
          </table:table-cell>
          <table:table-cell table:formula="of:=[.E76]&amp;&quot;,&quot;&amp;[.D77]" office:value-type="string" office:string-value="florian.kraemer@kreative-design.net,jeremy@someguyjeremy.com" calcext:value-type="string">
            <text:p>florian.kraemer@kreative-design.net,jeremy@someguyjeremy.com</text:p>
          </table:table-cell>
        </table:table-row>
        <table:table-row table:style-name="ro2">
          <table:table-cell office:value-type="string" calcext:value-type="string">
            <text:p>laravel</text:p>
          </table:table-cell>
          <table:table-cell office:value-type="string" calcext:value-type="string">
            <text:p>tobias@hannaske.eu</text:p>
          </table:table-cell>
          <table:table-cell table:style-name="Default" table:formula="of:=[.B78]" office:value-type="string" office:string-value="tobias@hannaske.eu" calcext:value-type="string">
            <text:p>tobias@hannaske.eu</text:p>
          </table:table-cell>
          <table:table-cell office:value-type="string" calcext:value-type="string">
            <text:p>saeideng@users.noreply.github.com</text:p>
          </table:table-cell>
          <table:table-cell table:formula="of:=[.E77]&amp;&quot;,&quot;&amp;[.D78]" office:value-type="string" office:string-value="florian.kraemer@kreative-design.net,jeremy@someguyjeremy.com,saeideng@users.noreply.github.com" calcext:value-type="string">
            <text:p>florian.kraemer@kreative-design.net,jeremy@someguyjeremy.com,saeideng@users.noreply.github.com</text:p>
          </table:table-cell>
        </table:table-row>
        <table:table-row table:style-name="ro1">
          <table:table-cell/>
          <table:table-cell office:value-type="string" calcext:value-type="string">
            <text:p>benedikt@franke.tech</text:p>
          </table:table-cell>
          <table:table-cell table:formula="of:=[.C78]&amp;&quot;,&quot;&amp;[.B79]" office:value-type="string" office:string-value="tobias@hannaske.eu,benedikt@franke.tech" calcext:value-type="string">
            <text:p>tobias@hannaske.eu,benedikt@franke.tech</text:p>
          </table:table-cell>
          <table:table-cell office:value-type="string" calcext:value-type="string">
            <text:p>saeideng@yahoo.com</text:p>
          </table:table-cell>
          <table:table-cell table:formula="of:=[.E78]&amp;&quot;,&quot;&amp;[.D79]" office:value-type="string" office:string-value="florian.kraemer@kreative-design.net,jeremy@someguyjeremy.com,saeideng@users.noreply.github.com,saeideng@yahoo.com" calcext:value-type="string">
            <text:p>florian.kraemer@kreative-design.net,jeremy@someguyjeremy.com,saeideng@users.noreply.github.com,saeideng@yahoo.com</text:p>
          </table:table-cell>
        </table:table-row>
        <table:table-row table:style-name="ro1">
          <table:table-cell/>
          <table:table-cell office:value-type="string" calcext:value-type="string">
            <text:p>a.menk@imi.de</text:p>
          </table:table-cell>
          <table:table-cell table:formula="of:=[.C79]&amp;&quot;,&quot;&amp;[.B80]" office:value-type="string" office:string-value="tobias@hannaske.eu,benedikt@franke.tech,a.menk@imi.de" calcext:value-type="string">
            <text:p>tobias@hannaske.eu,benedikt@franke.tech,a.menk@imi.de</text:p>
          </table:table-cell>
          <table:table-cell office:value-type="string" calcext:value-type="string">
            <text:p>mark@mark-story.com</text:p>
          </table:table-cell>
          <table:table-cell table:formula="of:=[.E79]&amp;&quot;,&quot;&amp;[.D80]" office:value-type="string" office:string-value="florian.kraemer@kreative-design.net,jeremy@someguyjeremy.com,saeideng@users.noreply.github.com,saeideng@yahoo.com,mark@mark-story.com" calcext:value-type="string">
            <text:p>florian.kraemer@kreative-design.net,jeremy@someguyjeremy.com,saeideng@users.noreply.github.com,saeideng@yahoo.com,mark@mark-story.com</text:p>
          </table:table-cell>
        </table:table-row>
        <table:table-row table:style-name="ro1">
          <table:table-cell/>
          <table:table-cell office:value-type="string" calcext:value-type="string">
            <text:p>dries.vints@gmail.com</text:p>
          </table:table-cell>
          <table:table-cell table:formula="of:=[.C80]&amp;&quot;,&quot;&amp;[.B81]" office:value-type="string" office:string-value="tobias@hannaske.eu,benedikt@franke.tech,a.menk@imi.de,dries.vints@gmail.com" calcext:value-type="string">
            <text:p>tobias@hannaske.eu,benedikt@franke.tech,a.menk@imi.de,dries.vints@gmail.com</text:p>
          </table:table-cell>
          <table:table-cell office:value-type="string" calcext:value-type="string">
            <text:p>till@kruss.io</text:p>
          </table:table-cell>
          <table:table-cell table:formula="of:=[.E80]&amp;&quot;,&quot;&amp;[.D81]" office:value-type="string" office:string-value="florian.kraemer@kreative-design.net,jeremy@someguyjeremy.com,saeideng@users.noreply.github.com,saeideng@yahoo.com,mark@mark-story.com,till@kruss.io" calcext:value-type="string">
            <text:p>florian.kraemer@kreative-design.net,jeremy@someguyjeremy.com,saeideng@users.noreply.github.com,saeideng@yahoo.com,mark@mark-story.com,till@kruss.io</text:p>
          </table:table-cell>
        </table:table-row>
        <table:table-row table:style-name="ro1">
          <table:table-cell/>
          <table:table-cell office:value-type="string" calcext:value-type="string">
            <text:p>raguilar@dojogeek.io</text:p>
          </table:table-cell>
          <table:table-cell table:formula="of:=[.C81]&amp;&quot;,&quot;&amp;[.B82]" office:value-type="string" office:string-value="tobias@hannaske.eu,benedikt@franke.tech,a.menk@imi.de,dries.vints@gmail.com,raguilar@dojogeek.io" calcext:value-type="string">
            <text:p>tobias@hannaske.eu,benedikt@franke.tech,a.menk@imi.de,dries.vints@gmail.com,raguilar@dojogeek.io</text:p>
          </table:table-cell>
          <table:table-cell office:value-type="string" calcext:value-type="string">
            <text:p>scrub.mx@gmail.com</text:p>
          </table:table-cell>
          <table:table-cell table:formula="of:=[.E81]&amp;&quot;,&quot;&amp;[.D82]" office:value-type="string" office:string-value="florian.kraemer@kreative-design.net,jeremy@someguyjeremy.com,saeideng@users.noreply.github.com,saeideng@yahoo.com,mark@mark-story.com,till@kruss.io,scrub.mx@gmail.com" calcext:value-type="string">
            <text:p>florian.kraemer@kreative-design.net,jeremy@someguyjeremy.com,saeideng@users.noreply.github.com,saeideng@yahoo.com,mark@mark-story.com,till@kruss.io,scrub.mx@gmail.com</text:p>
          </table:table-cell>
        </table:table-row>
        <table:table-row table:style-name="ro1">
          <table:table-cell/>
          <table:table-cell office:value-type="string" calcext:value-type="string">
            <text:p>alymosul@gmail.com</text:p>
          </table:table-cell>
          <table:table-cell table:formula="of:=[.C82]&amp;&quot;,&quot;&amp;[.B83]" office:value-type="string" office:string-value="tobias@hannaske.eu,benedikt@franke.tech,a.menk@imi.de,dries.vints@gmail.com,raguilar@dojogeek.io,alymosul@gmail.com" calcext:value-type="string">
            <text:p>tobias@hannaske.eu,benedikt@franke.tech,a.menk@imi.de,dries.vints@gmail.com,raguilar@dojogeek.io,alymosul@gmail.com</text:p>
          </table:table-cell>
          <table:table-cell office:value-type="string" calcext:value-type="string">
            <text:p>brahman63@mail.ru</text:p>
          </table:table-cell>
          <table:table-cell table:formula="of:=[.E82]&amp;&quot;,&quot;&amp;[.D83]" office:value-type="string" office:string-value="florian.kraemer@kreative-design.net,jeremy@someguyjeremy.com,saeideng@users.noreply.github.com,saeideng@yahoo.com,mark@mark-story.com,till@kruss.io,scrub.mx@gmail.com,brahman63@mail.ru" calcext:value-type="string">
            <text:p>florian.kraemer@kreative-design.net,jeremy@someguyjeremy.com,saeideng@users.noreply.github.com,saeideng@yahoo.com,mark@mark-story.com,till@kruss.io,scrub.mx@gmail.com,brahman63@mail.ru</text:p>
          </table:table-cell>
        </table:table-row>
        <table:table-row table:style-name="ro1">
          <table:table-cell/>
          <table:table-cell office:value-type="string" calcext:value-type="string">
            <text:p>astorm@alanstorm.com</text:p>
          </table:table-cell>
          <table:table-cell table:formula="of:=[.C83]&amp;&quot;,&quot;&amp;[.B84]" office:value-type="string" office:string-value="tobias@hannaske.eu,benedikt@franke.tech,a.menk@imi.de,dries.vints@gmail.com,raguilar@dojogeek.io,alymosul@gmail.com,astorm@alanstorm.com" calcext:value-type="string">
            <text:p>tobias@hannaske.eu,benedikt@franke.tech,a.menk@imi.de,dries.vints@gmail.com,raguilar@dojogeek.io,alymosul@gmail.com,astorm@alanstorm.com</text:p>
          </table:table-cell>
          <table:table-cell office:value-type="string" calcext:value-type="string">
            <text:p>keving@gmx.net</text:p>
          </table:table-cell>
          <table:table-cell table:formula="of:=[.E83]&amp;&quot;,&quot;&amp;[.D84]" office:value-type="string" office:string-value="florian.kraemer@kreative-design.net,jeremy@someguyjeremy.com,saeideng@users.noreply.github.com,saeideng@yahoo.com,mark@mark-story.com,till@kruss.io,scrub.mx@gmail.com,brahman63@mail.ru,keving@gmx.net" calcext:value-type="string">
            <text:p>florian.kraemer@kreative-design.net,jeremy@someguyjeremy.com,saeideng@users.noreply.github.com,saeideng@yahoo.com,mark@mark-story.com,till@kruss.io,scrub.mx@gmail.com,brahman63@mail.ru,keving@gmx.net</text:p>
          </table:table-cell>
        </table:table-row>
        <table:table-row table:style-name="ro1">
          <table:table-cell/>
          <table:table-cell office:value-type="string" calcext:value-type="string">
            <text:p>gareth@codepotato.co.uk</text:p>
          </table:table-cell>
          <table:table-cell table:formula="of:=[.C84]&amp;&quot;,&quot;&amp;[.B85]" office:value-type="string" office:string-value="tobias@hannaske.eu,benedikt@franke.tech,a.menk@imi.de,dries.vints@gmail.com,raguilar@dojogeek.io,alymosul@gmail.com,astorm@alanstorm.com,gareth@codepotato.co.uk" calcext:value-type="string">
            <text:p>tobias@hannaske.eu,benedikt@franke.tech,a.menk@imi.de,dries.vints@gmail.com,raguilar@dojogeek.io,alymosul@gmail.com,astorm@alanstorm.com,gareth@codepotato.co.uk</text:p>
          </table:table-cell>
          <table:table-cell office:value-type="string" calcext:value-type="string">
            <text:p>djh_101@yahoo.com</text:p>
          </table:table-cell>
          <table:table-cell table:formula="of:=[.E84]&amp;&quot;,&quot;&amp;[.D85]" office:value-type="string" office:string-value="florian.kraemer@kreative-design.net,jeremy@someguyjeremy.com,saeideng@users.noreply.github.com,saeideng@yahoo.com,mark@mark-story.com,till@kruss.io,scrub.mx@gmail.com,brahman63@mail.ru,keving@gmx.net,djh_101@yahoo.com" calcext:value-type="string">
            <text:p>florian.kraemer@kreative-design.net,jeremy@someguyjeremy.com,saeideng@users.noreply.github.com,saeideng@yahoo.com,mark@mark-story.com,till@kruss.io,scrub.mx@gmail.com,brahman63@mail.ru,keving@gmx.net,djh_101@yahoo.com</text:p>
          </table:table-cell>
        </table:table-row>
        <table:table-row table:style-name="ro1">
          <table:table-cell/>
          <table:table-cell office:value-type="string" calcext:value-type="string">
            <text:p>lj@cubettech.com</text:p>
          </table:table-cell>
          <table:table-cell table:formula="of:=[.C85]&amp;&quot;,&quot;&amp;[.B86]" office:value-type="string" office:string-value="tobias@hannaske.eu,benedikt@franke.tech,a.menk@imi.de,dries.vints@gmail.com,raguilar@dojogeek.io,alymosul@gmail.com,astorm@alanstorm.com,gareth@codepotato.co.uk,lj@cubettech.com" calcext:value-type="string">
            <text:p>tobias@hannaske.eu,benedikt@franke.tech,a.menk@imi.de,dries.vints@gmail.com,raguilar@dojogeek.io,alymosul@gmail.com,astorm@alanstorm.com,gareth@codepotato.co.uk,lj@cubettech.com</text:p>
          </table:table-cell>
          <table:table-cell office:value-type="string" calcext:value-type="string">
            <text:p>jeffrey@jeffrey-way.com</text:p>
          </table:table-cell>
          <table:table-cell table:formula="of:=[.E85]&amp;&quot;,&quot;&amp;[.D86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</text:p>
          </table:table-cell>
        </table:table-row>
        <table:table-row table:style-name="ro1">
          <table:table-cell/>
          <table:table-cell office:value-type="string" calcext:value-type="string">
            <text:p>hillelcoren@gmail.com</text:p>
          </table:table-cell>
          <table:table-cell table:formula="of:=[.C86]&amp;&quot;,&quot;&amp;[.B87]" office:value-type="string" office:string-value="tobias@hannaske.eu,benedikt@franke.tech,a.menk@imi.de,dries.vints@gmail.com,raguilar@dojogeek.io,alymosul@gmail.com,astorm@alanstorm.com,gareth@codepotato.co.uk,lj@cubettech.com,hillelcoren@gmail.com" calcext:value-type="string">
            <text:p>tobias@hannaske.eu,benedikt@franke.tech,a.menk@imi.de,dries.vints@gmail.com,raguilar@dojogeek.io,alymosul@gmail.com,astorm@alanstorm.com,gareth@codepotato.co.uk,lj@cubettech.com,hillelcoren@gmail.com</text:p>
          </table:table-cell>
          <table:table-cell office:value-type="string" calcext:value-type="string">
            <text:p>olavschie@hotmail.com</text:p>
          </table:table-cell>
          <table:table-cell table:formula="of:=[.E86]&amp;&quot;,&quot;&amp;[.D87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,olavschie@hotmail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,olavschie@hotmail.com</text:p>
          </table:table-cell>
        </table:table-row>
        <table:table-row table:style-name="ro1">
          <table:table-cell/>
          <table:table-cell office:value-type="string" calcext:value-type="string">
            <text:p>browner12@gmail.com</text:p>
          </table:table-cell>
          <table:table-cell table:formula="of:=[.C87]&amp;&quot;,&quot;&amp;[.B88]" office:value-type="string" office:string-value="tobias@hannaske.eu,benedikt@franke.tech,a.menk@imi.de,dries.vints@gmail.com,raguilar@dojogeek.io,alymosul@gmail.com,astorm@alanstorm.com,gareth@codepotato.co.uk,lj@cubettech.com,hillelcoren@gmail.com,browner12@gmail.com" calcext:value-type="string">
            <text:p>tobias@hannaske.eu,benedikt@franke.tech,a.menk@imi.de,dries.vints@gmail.com,raguilar@dojogeek.io,alymosul@gmail.com,astorm@alanstorm.com,gareth@codepotato.co.uk,lj@cubettech.com,hillelcoren@gmail.com,browner12@gmail.com</text:p>
          </table:table-cell>
          <table:table-cell office:value-type="string" calcext:value-type="string">
            <text:p>borisdamevin@gmail.com</text:p>
          </table:table-cell>
          <table:table-cell table:formula="of:=[.E87]&amp;&quot;,&quot;&amp;[.D88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</text:p>
          </table:table-cell>
        </table:table-row>
        <table:table-row table:style-name="ro1">
          <table:table-cell/>
          <table:table-cell office:value-type="string" calcext:value-type="string">
            <text:p>melek.rebai89@gmail.com</text:p>
          </table:table-cell>
          <table:table-cell table:formula="of:=[.C88]&amp;&quot;,&quot;&amp;[.B89]" office:value-type="string" office:string-value="tobias@hannaske.eu,benedikt@franke.tech,a.menk@imi.de,dries.vints@gmail.com,raguilar@dojogeek.io,alymosul@gmail.com,astorm@alanstorm.com,gareth@codepotato.co.uk,lj@cubettech.com,hillelcoren@gmail.com,browner12@gmail.com,melek.rebai89@gmail.com" calcext:value-type="string">
            <text:p>tobias@hannaske.eu,benedikt@franke.tech,a.menk@imi.de,dries.vints@gmail.com,raguilar@dojogeek.io,alymosul@gmail.com,astorm@alanstorm.com,gareth@codepotato.co.uk,lj@cubettech.com,hillelcoren@gmail.com,browner12@gmail.com,melek.rebai89@gmail.com</text:p>
          </table:table-cell>
          <table:table-cell office:value-type="string" calcext:value-type="string">
            <text:p>mike.hayes10@gmail.com</text:p>
          </table:table-cell>
          <table:table-cell table:formula="of:=[.E88]&amp;&quot;,&quot;&amp;[.D89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</text:p>
          </table:table-cell>
        </table:table-row>
        <table:table-row table:style-name="ro2">
          <table:table-cell/>
          <table:table-cell office:value-type="string" calcext:value-type="string">
            <text:p>jason.judge@academe.co.uk</text:p>
          </table:table-cell>
          <table:table-cell table:formula="of:=[.C89]&amp;&quot;,&quot;&amp;[.B90]" office:value-type="string" office:string-value="tobias@hannaske.eu,benedikt@franke.tech,a.menk@imi.de,dries.vints@gmail.com,raguilar@dojogeek.io,alymosul@gmail.com,astorm@alanstorm.com,gareth@codepotato.co.uk,lj@cubettech.com,hillelcoren@gmail.com,browner12@gmail.com,melek.rebai89@gmail.com,jason.judge@academe.co.uk" calcext:value-type="string">
            <text:p>tobias@hannaske.eu,benedikt@franke.tech,a.menk@imi.de,dries.vints@gmail.com,raguilar@dojogeek.io,alymosul@gmail.com,astorm@alanstorm.com,gareth@codepotato.co.uk,lj@cubettech.com,hillelcoren@gmail.com,browner12@gmail.com,melek.rebai89@gmail.com,jason.judge@academe.co.uk</text:p>
          </table:table-cell>
          <table:table-cell office:value-type="string" calcext:value-type="string">
            <text:p>DrowningElysium@users.noreply.github.com</text:p>
          </table:table-cell>
          <table:table-cell table:formula="of:=[.E89]&amp;&quot;,&quot;&amp;[.D90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,DrowningElysium@users.noreply.github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,DrowningElysium@users.noreply.github.com</text:p>
          </table:table-cell>
        </table:table-row>
        <table:table-row table:style-name="ro2">
          <table:table-cell/>
          <table:table-cell office:value-type="string" calcext:value-type="string">
            <text:p>m.putkowski@gmail.com</text:p>
          </table:table-cell>
          <table:table-cell table:formula="of:=[.C90]&amp;&quot;,&quot;&amp;[.B91]" office:value-type="string" office:string-value="tobias@hannaske.eu,benedikt@franke.tech,a.menk@imi.de,dries.vints@gmail.com,raguilar@dojogeek.io,alymosul@gmail.com,astorm@alanstorm.com,gareth@codepotato.co.uk,lj@cubettech.com,hillelcoren@gmail.com,browner12@gmail.com,melek.rebai89@gmail.com,jason.judge@academe.co.uk,m.putkowski@gmail.com" calcext:value-type="string">
            <text:p>tobias@hannaske.eu,benedikt@franke.tech,a.menk@imi.de,dries.vints@gmail.com,raguilar@dojogeek.io,alymosul@gmail.com,astorm@alanstorm.com,gareth@codepotato.co.uk,lj@cubettech.com,hillelcoren@gmail.com,browner12@gmail.com,melek.rebai89@gmail.com,jason.judge@academe.co.uk,m.putkowski@gmail.com</text:p>
          </table:table-cell>
          <table:table-cell office:value-type="string" calcext:value-type="string">
            <text:p>github@theshiftexchange.com</text:p>
          </table:table-cell>
          <table:table-cell table:formula="of:=[.E90]&amp;&quot;,&quot;&amp;[.D91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,DrowningElysium@users.noreply.github.com,github@theshiftexchange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,DrowningElysium@users.noreply.github.com,github@theshiftexchange.com</text:p>
          </table:table-cell>
        </table:table-row>
        <table:table-row table:style-name="ro1">
          <table:table-cell/>
          <table:table-cell office:value-type="string" calcext:value-type="string">
            <text:p>freek@spatie.be</text:p>
          </table:table-cell>
          <table:table-cell table:formula="of:=[.C91]&amp;&quot;,&quot;&amp;[.B92]" office:value-type="string" office:string-value="tobias@hannaske.eu,benedikt@franke.tech,a.menk@imi.de,dries.vints@gmail.com,raguilar@dojogeek.io,alymosul@gmail.com,astorm@alanstorm.com,gareth@codepotato.co.uk,lj@cubettech.com,hillelcoren@gmail.com,browner12@gmail.com,melek.rebai89@gmail.com,jason.judge@academe.co.uk,m.putkowski@gmail.com,freek@spatie.be" calcext:value-type="string">
            <text:p>tobias@hannaske.eu,benedikt@franke.tech,a.menk@imi.de,dries.vints@gmail.com,raguilar@dojogeek.io,alymosul@gmail.com,astorm@alanstorm.com,gareth@codepotato.co.uk,lj@cubettech.com,hillelcoren@gmail.com,browner12@gmail.com,melek.rebai89@gmail.com,jason.judge@academe.co.uk,m.putkowski@gmail.com,freek@spatie.be</text:p>
          </table:table-cell>
          <table:table-cell office:value-type="string" calcext:value-type="string">
            <text:p>bappi.cs@gmail.com</text:p>
          </table:table-cell>
          <table:table-cell table:formula="of:=[.E91]&amp;&quot;,&quot;&amp;[.D92]" office:value-type="string" office:string-value="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,DrowningElysium@users.noreply.github.com,github@theshiftexchange.com,bappi.cs@gmail.com" calcext:value-type="string">
            <text:p>florian.kraemer@kreative-design.net,jeremy@someguyjeremy.com,saeideng@users.noreply.github.com,saeideng@yahoo.com,mark@mark-story.com,till@kruss.io,scrub.mx@gmail.com,brahman63@mail.ru,keving@gmx.net,djh_101@yahoo.com,jeffrey@jeffrey-way.com,olavschie@hotmail.com,borisdamevin@gmail.com,mike.hayes10@gmail.com,DrowningElysium@users.noreply.github.com,github@theshiftexchange.com,bappi.cs@gmail.com</text:p>
          </table:table-cell>
        </table:table-row>
        <table:table-row table:style-name="ro1">
          <table:table-cell office:value-type="string" calcext:value-type="string">
            <text:p>bower</text:p>
          </table:table-cell>
          <table:table-cell office:value-type="string" calcext:value-type="string">
            <text:p>sheerun@sher.pl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@guido.vc</text:p>
          </table:table-cell>
          <table:table-cell table:formula="of:=[.C78]&amp;&quot;,&quot;&amp;[.B79]" office:value-type="string" office:string-value="tobias@hannaske.eu,benedikt@franke.tech" calcext:value-type="string">
            <text:p>tobias@hannaske.eu,benedikt@franke.tech</text:p>
          </table:table-cell>
          <table:table-cell table:style-name="ce3"/>
          <table:table-cell table:style-name="Default"/>
        </table:table-row>
        <table:table-row table:style-name="ro1">
          <table:table-cell/>
          <table:table-cell office:value-type="string" calcext:value-type="string">
            <text:p>yanca0118@gmail.com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nacho4d@mac.com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vytautas@jakut.is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enmann89@gmail.com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benmann89@gmail.com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evan.j.bowling@gmail.com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ajasekar89be@gmail.com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/00/0000</text:date>, <text:time style:data-style-name="N2" text:time-value="20:29:14.871183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22:22:39.741362558</meta:creation-date>
    <dc:date>2018-07-29T00:39:57.981443097</dc:date>
    <meta:editing-duration>PT3H26M22S</meta:editing-duration>
    <meta:editing-cycles>6</meta:editing-cycles>
    <meta:generator>LibreOffice/4.2.8.2$Linux_X86_64 LibreOffice_project/420m0$Build-2</meta:generator>
    <meta:document-statistic meta:table-count="1" meta:cell-count="385" meta:object-count="0"/>
  </office:meta>
</office:document-meta>
</file>